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Droid Sans Mono" svg:font-family="Droid Sans Mono" style:font-family-generic="system" style:font-pitch="variable"/>
    <style:font-face style:name="Adobe Fangsong Std R" svg:font-family="Adobe Fangsong Std R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P6" style:parent-style-name="Standard" style:family="paragraph">
      <style:text-properties style:font-name="Consolas" fo:font-size="11pt" style:font-size-asian="11pt" style:font-size-complex="11pt"/>
    </style:style>
    <style:style style:name="P7" style:parent-style-name="Standard" style:family="paragraph">
      <style:text-properties style:font-name="Consolas" fo:font-size="11pt" style:font-size-asian="11pt" style:font-size-complex="11pt"/>
    </style:style>
    <style:style style:name="P8" style:parent-style-name="Standard" style:family="paragraph">
      <style:text-properties style:font-name="Consolas" fo:font-size="11pt" style:font-size-asian="11pt" style:font-size-complex="11pt"/>
    </style:style>
    <style:style style:name="P9" style:parent-style-name="Standard" style:family="paragraph">
      <style:text-properties style:font-name="Consolas" fo:font-size="11pt" style:font-size-asian="11pt" style:font-size-complex="11pt"/>
    </style:style>
    <style:style style:name="P10" style:parent-style-name="Standard" style:family="paragraph">
      <style:text-properties style:font-name="Consolas" fo:font-size="11pt" style:font-size-asian="11pt" style:font-size-complex="11pt"/>
    </style:style>
    <style:style style:name="P11" style:parent-style-name="Standard" style:family="paragraph">
      <style:text-properties style:font-name="Consolas" fo:font-size="11pt" style:font-size-asian="11pt" style:font-size-complex="11pt"/>
    </style:style>
    <style:style style:name="P12" style:parent-style-name="Standard" style:family="paragraph">
      <style:text-properties style:font-name="Consolas" fo:font-size="11pt" style:font-size-asian="11pt" style:font-size-complex="11pt"/>
    </style:style>
    <style:style style:name="P13" style:parent-style-name="Standard" style:family="paragraph">
      <style:text-properties style:font-name="Consolas" fo:font-size="11pt" style:font-size-asian="11pt" style:font-size-complex="11pt"/>
    </style:style>
    <style:style style:name="P14" style:parent-style-name="Standard" style:family="paragraph">
      <style:text-properties style:font-name="Consolas" fo:font-size="11pt" style:font-size-asian="11pt" style:font-size-complex="11pt"/>
    </style:style>
    <style:style style:name="P15" style:parent-style-name="Standard" style:family="paragraph">
      <style:text-properties style:font-name="Consolas" fo:font-size="11pt" style:font-size-asian="11pt" style:font-size-complex="11pt"/>
    </style:style>
    <style:style style:name="P16" style:parent-style-name="Standard" style:family="paragraph">
      <style:text-properties style:font-name="Consolas" fo:font-size="11pt" style:font-size-asian="11pt" style:font-size-complex="11pt"/>
    </style:style>
    <style:style style:name="P17" style:parent-style-name="Standard" style:family="paragraph">
      <style:text-properties style:font-name="Consolas" fo:font-size="11pt" style:font-size-asian="11pt" style:font-size-complex="11pt"/>
    </style:style>
    <style:style style:name="TableColumn19" style:family="table-column">
      <style:table-column-properties style:column-width="0.625in" style:use-optimal-column-width="false"/>
    </style:style>
    <style:style style:name="TableColumn20" style:family="table-column">
      <style:table-column-properties style:column-width="6.302in" style:use-optimal-column-width="false"/>
    </style:style>
    <style:style style:name="Table18" style:family="table">
      <style:table-properties style:width="6.927in" fo:margin-left="-0.0402in" table:align="left"/>
    </style:style>
    <style:style style:name="TableRow21" style:family="table-row">
      <style:table-row-properties style:min-row-height="0.2916in" style:use-optimal-row-height="false"/>
    </style:style>
    <style:style style:name="TableCell22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23" style:parent-style-name="Standard" style:family="paragraph">
      <style:paragraph-properties fo:text-align="center"/>
    </style:style>
    <style:style style:name="T2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ableCell25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2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ableRow28" style:family="table-row">
      <style:table-row-properties style:min-row-height="0.5in"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31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32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33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Row34" style:family="table-row">
      <style:table-row-properties style:min-row-height="0.5in" style:use-optimal-row-height="false"/>
    </style:style>
    <style:style style:name="TableCell3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36" style:parent-style-name="Standard" style:family="paragraph">
      <style:paragraph-properties fo:text-align="center"/>
    </style:style>
    <style:style style:name="T37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38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39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Row40" style:family="table-row">
      <style:table-row-properties style:min-row-height="0.5in"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42" style:parent-style-name="Standard" style:family="paragraph">
      <style:paragraph-properties fo:text-align="center"/>
    </style:style>
    <style:style style:name="T43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44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45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Row46" style:family="table-row">
      <style:table-row-properties style:min-row-height="0.5in" style:use-optimal-row-height="false"/>
    </style:style>
    <style:style style:name="TableCell47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49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50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51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Row52" style:family="table-row">
      <style:table-row-properties style:min-row-height="0.5in"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55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56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Row58" style:family="table-row">
      <style:table-row-properties style:min-row-height="0.5in"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0" style:parent-style-name="Standard" style:family="paragraph">
      <style:paragraph-properties fo:text-align="center"/>
    </style:style>
    <style:style style:name="T61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62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63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Row64" style:family="table-row">
      <style:table-row-properties style:min-row-height="0.5in" style:use-optimal-row-height="false"/>
    </style:style>
    <style:style style:name="TableCell6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67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68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69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Row70" style:family="table-row">
      <style:table-row-properties style:min-row-height="0.5in" style:use-optimal-row-height="false"/>
    </style:style>
    <style:style style:name="TableCell71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2" style:parent-style-name="Standard" style:family="paragraph">
      <style:paragraph-properties fo:text-align="center"/>
    </style:style>
    <style:style style:name="T73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74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75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76" style:parent-style-name="DefaultParagraphFont" style:family="text">
      <style:text-properties fo:font-weight="bold" style:font-weight-asian="bold"/>
    </style:style>
    <style:style style:name="T77" style:parent-style-name="DefaultParagraphFont" style:family="text">
      <style:text-properties fo:font-weight="bold" style:font-weight-asian="bold"/>
    </style:style>
    <style:style style:name="T78" style:parent-style-name="DefaultParagraphFont" style:family="text">
      <style:text-properties fo:font-size="13pt" style:font-size-asian="13pt" style:font-size-complex="13pt"/>
    </style:style>
    <style:style style:name="T79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80" style:parent-style-name="DefaultParagraphFont" style:family="text">
      <style:text-properties fo:font-size="13pt" style:font-size-asian="13pt" style:font-size-complex="13pt"/>
    </style:style>
    <style:style style:name="T81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82" style:parent-style-name="DefaultParagraphFont" style:family="text">
      <style:text-properties fo:font-size="13pt" style:font-size-asian="13pt" style:font-size-complex="13pt"/>
    </style:style>
    <style:style style:name="T83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84" style:parent-style-name="DefaultParagraphFont" style:family="text">
      <style:text-properties fo:font-size="13pt" style:font-size-asian="13pt" style:font-size-complex="13pt"/>
    </style:style>
    <style:style style:name="T85" style:parent-style-name="DefaultParagraphFont" style:family="text">
      <style:text-properties fo:font-size="13pt" style:font-size-asian="13pt" style:font-size-complex="13pt"/>
    </style:style>
    <style:style style:name="T86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87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T88" style:parent-style-name="DefaultParagraphFont" style:family="text">
      <style:text-properties fo:font-size="13pt" style:font-size-asian="13pt" style:font-size-complex="13pt"/>
    </style:style>
    <style:style style:name="T89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90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91" style:parent-style-name="DefaultParagraphFont" style:family="text">
      <style:text-properties fo:font-size="13pt" style:font-size-asian="13pt" style:font-size-complex="13pt"/>
    </style:style>
    <style:style style:name="T92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93" style:parent-style-name="DefaultParagraphFont" style:family="text">
      <style:text-properties fo:font-size="13pt" style:font-size-asian="13pt" style:font-size-complex="13pt"/>
    </style:style>
    <style:style style:name="T94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95" style:parent-style-name="DefaultParagraphFont" style:family="text">
      <style:text-properties style:font-name="Adobe Fangsong Std R" style:font-name-asian="Adobe Fangsong Std R" style:font-name-complex="Adobe Fangsong Std R" fo:font-size="13pt" style:font-size-asian="13pt" style:font-size-complex="13pt"/>
    </style:style>
    <style:style style:name="T96" style:parent-style-name="DefaultParagraphFont" style:family="text">
      <style:text-properties fo:font-size="13pt" style:font-size-asian="13pt" style:font-size-complex="13pt"/>
    </style:style>
    <style:style style:name="T97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98" style:parent-style-name="DefaultParagraphFont" style:family="text">
      <style:text-properties fo:font-size="13pt" style:font-size-asian="13pt" style:font-size-complex="13pt"/>
    </style:style>
    <style:style style:name="T99" style:parent-style-name="DefaultParagraphFont" style:family="text">
      <style:text-properties fo:font-size="13pt" style:font-size-asian="13pt" style:font-size-complex="13pt"/>
    </style:style>
    <style:style style:name="T100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101" style:parent-style-name="DefaultParagraphFont" style:family="text">
      <style:text-properties fo:font-size="13pt" style:font-size-asian="13pt" style:font-size-complex="13pt"/>
    </style:style>
    <style:style style:name="T102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P103" style:parent-style-name="Standard" style:family="paragraph">
      <style:text-properties style:font-name="Times New Roman" style:font-name-asian="Times New Roman" style:font-name-complex="Times New Roman"/>
    </style:style>
    <style:style style:name="T104" style:parent-style-name="DefaultParagraphFont" style:family="text">
      <style:text-properties style:font-name="Droid Sans Mono" style:font-name-asian="Droid Sans Mono" style:font-name-complex="Droid Sans Mono"/>
    </style:style>
    <style:style style:name="P105" style:parent-style-name="Standard" style:family="paragraph">
      <style:text-properties style:font-name="Droid Sans Mono" style:font-name-asian="Droid Sans Mono" style:font-name-complex="Droid Sans Mono"/>
    </style:style>
    <style:style style:name="T106" style:parent-style-name="DefaultParagraphFont" style:family="text">
      <style:text-properties style:font-name="Droid Sans Mono" style:font-name-asian="Droid Sans Mono" style:font-name-complex="Droid Sans Mono"/>
    </style:style>
    <style:style style:name="T107" style:parent-style-name="DefaultParagraphFont" style:family="text">
      <style:text-properties style:font-name="Droid Sans Mono" style:font-name-asian="Droid Sans Mono" style:font-name-complex="Droid Sans Mono"/>
    </style:style>
    <style:style style:name="T108" style:parent-style-name="DefaultParagraphFont" style:family="text">
      <style:text-properties style:font-name="Droid Sans Mono" style:font-name-asian="Droid Sans Mono" style:font-name-complex="Droid Sans Mono"/>
    </style:style>
    <style:style style:name="P109" style:parent-style-name="Standard" style:family="paragraph">
      <style:text-properties style:font-name="Droid Sans Mono" style:font-name-asian="Droid Sans Mono" style:font-name-complex="Droid Sans Mono"/>
    </style:style>
    <style:style style:name="T110" style:parent-style-name="DefaultParagraphFont" style:family="text">
      <style:text-properties style:font-name="Droid Sans Mono" style:font-name-asian="Droid Sans Mono" style:font-name-complex="Droid Sans Mono"/>
    </style:style>
    <style:style style:name="T111" style:parent-style-name="DefaultParagraphFont" style:family="text">
      <style:text-properties style:font-name="Droid Sans Mono" style:font-name-asian="Droid Sans Mono" style:font-name-complex="Droid Sans Mono"/>
    </style:style>
    <style:style style:name="T112" style:parent-style-name="DefaultParagraphFont" style:family="text">
      <style:text-properties style:font-name="Droid Sans Mono" style:font-name-asian="Droid Sans Mono" style:font-name-complex="Droid Sans Mono"/>
    </style:style>
    <style:style style:name="P113" style:parent-style-name="Standard" style:family="paragraph">
      <style:text-properties style:font-name="Droid Sans Mono" style:font-name-asian="Droid Sans Mono" style:font-name-complex="Droid Sans Mono"/>
    </style:style>
    <style:style style:name="T114" style:parent-style-name="DefaultParagraphFont" style:family="text">
      <style:text-properties style:font-name="Droid Sans Mono" style:font-name-asian="Droid Sans Mono" style:font-name-complex="Droid Sans Mono"/>
    </style:style>
    <style:style style:name="P115" style:parent-style-name="Standard" style:family="paragraph">
      <style:text-properties style:font-name="Droid Sans Mono" style:font-name-asian="Droid Sans Mono" style:font-name-complex="Droid Sans Mono"/>
    </style:style>
    <style:style style:name="T116" style:parent-style-name="DefaultParagraphFont" style:family="text">
      <style:text-properties style:font-name="Droid Sans Mono" style:font-name-asian="Droid Sans Mono" style:font-name-complex="Droid Sans Mono"/>
    </style:style>
    <style:style style:name="T117" style:parent-style-name="DefaultParagraphFont" style:family="text">
      <style:text-properties style:font-name="Droid Sans Mono" style:font-name-asian="Droid Sans Mono" style:font-name-complex="Droid Sans Mono"/>
    </style:style>
    <style:style style:name="T118" style:parent-style-name="DefaultParagraphFont" style:family="text">
      <style:text-properties style:font-name="Droid Sans Mono" style:font-name-asian="Droid Sans Mono" style:font-name-complex="Droid Sans Mono"/>
    </style:style>
    <style:style style:name="P119" style:parent-style-name="Standard" style:family="paragraph">
      <style:text-properties style:font-name="Droid Sans Mono" style:font-name-asian="Droid Sans Mono" style:font-name-complex="Droid Sans Mono"/>
    </style:style>
    <style:style style:name="T120" style:parent-style-name="DefaultParagraphFont" style:family="text">
      <style:text-properties style:font-name="Droid Sans Mono" style:font-name-asian="Droid Sans Mono" style:font-name-complex="Droid Sans Mono"/>
    </style:style>
    <style:style style:name="P121" style:parent-style-name="Standard" style:family="paragraph">
      <style:text-properties style:font-name="Droid Sans Mono" style:font-name-asian="Droid Sans Mono" style:font-name-complex="Droid Sans Mono"/>
    </style:style>
    <style:style style:name="P122" style:parent-style-name="Standard" style:family="paragraph">
      <style:text-properties style:font-name="Times New Roman" style:font-name-asian="Times New Roman" style:font-name-complex="Times New Roman"/>
    </style:style>
    <style:style style:name="T123" style:parent-style-name="DefaultParagraphFont" style:family="text">
      <style:text-properties style:font-name="Droid Sans Mono" style:font-name-asian="Droid Sans Mono" style:font-name-complex="Droid Sans Mono"/>
    </style:style>
    <style:style style:name="P124" style:parent-style-name="Standard" style:family="paragraph">
      <style:text-properties style:font-name="Droid Sans Mono" style:font-name-asian="Droid Sans Mono" style:font-name-complex="Droid Sans Mono"/>
    </style:style>
    <style:style style:name="T125" style:parent-style-name="DefaultParagraphFont" style:family="text">
      <style:text-properties style:font-name="Droid Sans Mono" style:font-name-asian="Droid Sans Mono" style:font-name-complex="Droid Sans Mono"/>
    </style:style>
    <style:style style:name="T126" style:parent-style-name="DefaultParagraphFont" style:family="text">
      <style:text-properties style:font-name="Droid Sans Mono" style:font-name-asian="Droid Sans Mono" style:font-name-complex="Droid Sans Mono"/>
    </style:style>
    <style:style style:name="T127" style:parent-style-name="DefaultParagraphFont" style:family="text">
      <style:text-properties style:font-name="Droid Sans Mono" style:font-name-asian="Droid Sans Mono" style:font-name-complex="Droid Sans Mono"/>
    </style:style>
    <style:style style:name="P128" style:parent-style-name="Standard" style:family="paragraph">
      <style:text-properties style:font-name="Droid Sans Mono" style:font-name-asian="Droid Sans Mono" style:font-name-complex="Droid Sans Mono"/>
    </style:style>
    <style:style style:name="T129" style:parent-style-name="DefaultParagraphFont" style:family="text">
      <style:text-properties style:font-name="Droid Sans Mono" style:font-name-asian="Droid Sans Mono" style:font-name-complex="Droid Sans Mono"/>
    </style:style>
    <style:style style:name="T130" style:parent-style-name="DefaultParagraphFont" style:family="text">
      <style:text-properties style:font-name="Droid Sans Mono" style:font-name-asian="Droid Sans Mono" style:font-name-complex="Droid Sans Mono"/>
    </style:style>
    <style:style style:name="T131" style:parent-style-name="DefaultParagraphFont" style:family="text">
      <style:text-properties style:font-name="Droid Sans Mono" style:font-name-asian="Droid Sans Mono" style:font-name-complex="Droid Sans Mono"/>
    </style:style>
    <style:style style:name="P132" style:parent-style-name="Standard" style:family="paragraph">
      <style:text-properties style:font-name="Droid Sans Mono" style:font-name-asian="Droid Sans Mono" style:font-name-complex="Droid Sans Mono"/>
    </style:style>
    <style:style style:name="T133" style:parent-style-name="DefaultParagraphFont" style:family="text">
      <style:text-properties style:font-name="Droid Sans Mono" style:font-name-asian="Droid Sans Mono" style:font-name-complex="Droid Sans Mono"/>
    </style:style>
    <style:style style:name="T134" style:parent-style-name="DefaultParagraphFont" style:family="text">
      <style:text-properties style:font-name="Droid Sans Mono" style:font-name-asian="Droid Sans Mono" style:font-name-complex="Droid Sans Mono"/>
    </style:style>
    <style:style style:name="T135" style:parent-style-name="DefaultParagraphFont" style:family="text">
      <style:text-properties style:font-name="Droid Sans Mono" style:font-name-asian="Droid Sans Mono" style:font-name-complex="Droid Sans Mono"/>
    </style:style>
    <style:style style:name="P136" style:parent-style-name="Standard" style:family="paragraph">
      <style:text-properties style:font-name="Droid Sans Mono" style:font-name-asian="Droid Sans Mono" style:font-name-complex="Droid Sans Mono"/>
    </style:style>
    <style:style style:name="P137" style:parent-style-name="Standard" style:family="paragraph">
      <style:text-properties style:font-name="Times New Roman" style:font-name-asian="Times New Roman" style:font-name-complex="Times New Roman"/>
    </style:style>
    <style:style style:name="T138" style:parent-style-name="DefaultParagraphFont" style:family="text">
      <style:text-properties style:font-name="Droid Sans Mono" style:font-name-asian="Droid Sans Mono" style:font-name-complex="Droid Sans Mono"/>
    </style:style>
    <style:style style:name="T139" style:parent-style-name="DefaultParagraphFont" style:family="text">
      <style:text-properties style:font-name="Droid Sans Mono" style:font-name-asian="Droid Sans Mono" style:font-name-complex="Droid Sans Mono"/>
    </style:style>
    <style:style style:name="T140" style:parent-style-name="DefaultParagraphFont" style:family="text">
      <style:text-properties style:font-name="Droid Sans Mono" style:font-name-asian="Droid Sans Mono" style:font-name-complex="Droid Sans Mono"/>
    </style:style>
    <style:style style:name="T141" style:parent-style-name="DefaultParagraphFont" style:family="text">
      <style:text-properties style:font-name="Droid Sans Mono" style:font-name-asian="Droid Sans Mono" style:font-name-complex="Droid Sans Mono"/>
    </style:style>
    <style:style style:name="T142" style:parent-style-name="DefaultParagraphFont" style:family="text">
      <style:text-properties style:font-name="Droid Sans Mono" style:font-name-asian="Droid Sans Mono" style:font-name-complex="Droid Sans Mono"/>
    </style:style>
    <style:style style:name="T143" style:parent-style-name="DefaultParagraphFont" style:family="text">
      <style:text-properties style:font-name="Droid Sans Mono" style:font-name-asian="Droid Sans Mono" style:font-name-complex="Droid Sans Mono"/>
    </style:style>
    <style:style style:name="T144" style:parent-style-name="DefaultParagraphFont" style:family="text">
      <style:text-properties style:font-name="Droid Sans Mono" style:font-name-asian="Droid Sans Mono" style:font-name-complex="Droid Sans Mono"/>
    </style:style>
    <style:style style:name="T145" style:parent-style-name="DefaultParagraphFont" style:family="text">
      <style:text-properties style:font-name="Droid Sans Mono" style:font-name-asian="Droid Sans Mono" style:font-name-complex="Droid Sans Mono"/>
    </style:style>
    <style:style style:name="P146" style:parent-style-name="Standard" style:family="paragraph">
      <style:text-properties style:font-name="Times New Roman" style:font-name-asian="Times New Roman" style:font-name-complex="Times New Roman"/>
    </style:style>
    <style:style style:name="T147" style:parent-style-name="DefaultParagraphFont" style:family="text">
      <style:text-properties style:font-name="Droid Sans Mono" style:font-name-asian="Droid Sans Mono" style:font-name-complex="Droid Sans Mono"/>
    </style:style>
    <style:style style:name="T148" style:parent-style-name="DefaultParagraphFont" style:family="text">
      <style:text-properties style:font-name="Droid Sans Mono" style:font-name-asian="Droid Sans Mono" style:font-name-complex="Droid Sans Mono"/>
    </style:style>
    <style:style style:name="T149" style:parent-style-name="DefaultParagraphFont" style:family="text">
      <style:text-properties style:font-name="Droid Sans Mono" style:font-name-asian="Droid Sans Mono" style:font-name-complex="Droid Sans Mono"/>
    </style:style>
    <style:style style:name="T150" style:parent-style-name="DefaultParagraphFont" style:family="text">
      <style:text-properties style:font-name="Droid Sans Mono" style:font-name-asian="Droid Sans Mono" style:font-name-complex="Droid Sans Mono"/>
    </style:style>
    <style:style style:name="P151" style:parent-style-name="Standard" style:family="paragraph">
      <style:text-properties style:font-name="Times New Roman" style:font-name-asian="Times New Roman" style:font-name-complex="Times New Roman"/>
    </style:style>
    <style:style style:name="TableColumn153" style:family="table-column">
      <style:table-column-properties style:column-width="3.4618in" style:use-optimal-column-width="false"/>
    </style:style>
    <style:style style:name="TableColumn154" style:family="table-column">
      <style:table-column-properties style:column-width="3.4631in" style:use-optimal-column-width="false"/>
    </style:style>
    <style:style style:name="Table152" style:family="table">
      <style:table-properties style:width="6.925in" fo:margin-left="-0.0402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157" style:parent-style-name="Standard" style:family="paragraph">
      <style:paragraph-properties fo:text-align="center"/>
    </style:style>
    <style:style style:name="T158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159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160" style:parent-style-name="Standard" style:family="paragraph">
      <style:paragraph-properties fo:text-align="center"/>
    </style:style>
    <style:style style:name="T161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164" style:parent-style-name="Standard" style:family="paragraph">
      <style:paragraph-properties fo:text-align="center"/>
    </style:style>
    <style:style style:name="T165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166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167" style:parent-style-name="Standard" style:family="paragraph">
      <style:paragraph-properties fo:text-align="center"/>
    </style:style>
    <style:style style:name="T168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171" style:parent-style-name="Standard" style:family="paragraph">
      <style:paragraph-properties fo:text-align="center"/>
    </style:style>
    <style:style style:name="T172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173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174" style:parent-style-name="Standard" style:family="paragraph">
      <style:paragraph-properties fo:text-align="center"/>
    </style:style>
    <style:style style:name="T175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178" style:parent-style-name="Standard" style:family="paragraph">
      <style:paragraph-properties fo:text-align="center"/>
    </style:style>
    <style:style style:name="T179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180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181" style:parent-style-name="Standard" style:family="paragraph">
      <style:paragraph-properties fo:text-align="center"/>
    </style:style>
    <style:style style:name="T182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185" style:parent-style-name="Standard" style:family="paragraph">
      <style:paragraph-properties fo:text-align="center"/>
    </style:style>
    <style:style style:name="T186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187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188" style:parent-style-name="Standard" style:family="paragraph">
      <style:paragraph-properties fo:text-align="center"/>
    </style:style>
    <style:style style:name="T189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192" style:parent-style-name="Standard" style:family="paragraph">
      <style:paragraph-properties fo:text-align="center"/>
    </style:style>
    <style:style style:name="T193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194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195" style:parent-style-name="Standard" style:family="paragraph">
      <style:paragraph-properties fo:text-align="center"/>
    </style:style>
    <style:style style:name="T196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199" style:parent-style-name="Standard" style:family="paragraph">
      <style:paragraph-properties fo:text-align="center"/>
    </style:style>
    <style:style style:name="T200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201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202" style:parent-style-name="Standard" style:family="paragraph">
      <style:paragraph-properties fo:text-align="center"/>
    </style:style>
    <style:style style:name="T203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206" style:parent-style-name="Standard" style:family="paragraph">
      <style:paragraph-properties fo:text-align="center"/>
    </style:style>
    <style:style style:name="T207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208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209" style:parent-style-name="Standard" style:family="paragraph">
      <style:paragraph-properties fo:text-align="center"/>
    </style:style>
    <style:style style:name="T210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213" style:parent-style-name="Standard" style:family="paragraph">
      <style:paragraph-properties fo:text-align="center"/>
    </style:style>
    <style:style style:name="T214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215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216" style:parent-style-name="Standard" style:family="paragraph">
      <style:paragraph-properties fo:text-align="center"/>
    </style:style>
    <style:style style:name="T217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P218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Times New Roman" style:font-name-asian="Times New Roman" style:font-name-complex="Times New Roman"/>
    </style:style>
    <style:style style:name="P219" style:parent-style-name="Standard" style:family="paragraph">
      <style:text-properties style:font-name="Times New Roman" style:font-name-asian="Times New Roman" style:font-name-complex="Times New Roman"/>
    </style:style>
    <style:style style:name="P22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1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3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5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7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9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1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3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5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7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23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US" style:language-complex="ar" style:country-complex="SA"/>
    </style:style>
    <style:style style:name="T23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P2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1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3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24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US" style:language-complex="ar" style:country-complex="SA"/>
    </style:style>
    <style:style style:name="T24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P24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7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9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25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US" style:language-complex="ar" style:country-complex="SA"/>
    </style:style>
    <style:style style:name="T25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P25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 fo:hyphenate="true"/>
    </style:style>
    <style:style style:name="P25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4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6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8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5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0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2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6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4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6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8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0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7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2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4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7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 fo:hyphenate="true"/>
    </style:style>
    <style:style style:name="P27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US" style:language-complex="ar" style:country-complex="SA"/>
    </style:style>
    <style:style style:name="T2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27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2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28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US" style:language-complex="ar" style:country-complex="SA"/>
    </style:style>
    <style:style style:name="T2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28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 fo:hyphenate="true"/>
    </style:style>
    <style:style style:name="P28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28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US" style:language-complex="ar" style:country-complex="SA"/>
    </style:style>
    <style:style style:name="T2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2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29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2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2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2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2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29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2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2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2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0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0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3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05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US" style:language-complex="ar" style:country-complex="SA"/>
    </style:style>
    <style:style style:name="T3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0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10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12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US" style:language-complex="ar" style:country-complex="SA"/>
    </style:style>
    <style:style style:name="T3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1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3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2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22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24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26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US" style:language-complex="ar" style:country-complex="SA"/>
    </style:style>
    <style:style style:name="T3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3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3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33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US" style:language-complex="ar" style:country-complex="SA"/>
    </style:style>
    <style:style style:name="T3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38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40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42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US" style:language-complex="ar" style:country-complex="SA"/>
    </style:style>
    <style:style style:name="T3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4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3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49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US" style:language-complex="ar" style:country-complex="SA"/>
    </style:style>
    <style:style style:name="T3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54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56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58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US" style:language-complex="ar" style:country-complex="SA"/>
    </style:style>
    <style:style style:name="T3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6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3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65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US" style:language-complex="ar" style:country-complex="SA"/>
    </style:style>
    <style:style style:name="T3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70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72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74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US" style:language-complex="ar" style:country-complex="SA"/>
    </style:style>
    <style:style style:name="T3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7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7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3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81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US" style:language-complex="ar" style:country-complex="SA"/>
    </style:style>
    <style:style style:name="T3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8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86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88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90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US" style:language-complex="ar" style:country-complex="SA"/>
    </style:style>
    <style:style style:name="T3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9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9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3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97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US" style:language-complex="ar" style:country-complex="SA"/>
    </style:style>
    <style:style style:name="T3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40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402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4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404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4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406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US" style:language-complex="ar" style:country-complex="SA"/>
    </style:style>
    <style:style style:name="T4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40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41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4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4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413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US" style:language-complex="ar" style:country-complex="SA"/>
    </style:style>
    <style:style style:name="T4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4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4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418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4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420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4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422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US" style:language-complex="ar" style:country-complex="SA"/>
    </style:style>
    <style:style style:name="T4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4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42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4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4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429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US" style:language-complex="ar" style:country-complex="SA"/>
    </style:style>
    <style:style style:name="T4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4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4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434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4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436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US" style:language-complex="ar" style:country-complex="SA"/>
    </style:style>
    <style:style style:name="T4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43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 fo:hyphenate="true"/>
    </style:style>
    <style:style style:name="P43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 fo:hyphenate="true"/>
    </style:style>
    <style:style style:name="P440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Times New Roman" style:font-name-asian="Times New Roman" style:font-name-complex="Times New Roman"/>
    </style:style>
    <style:style style:name="P441" style:parent-style-name="Normal" style:family="paragraph">
      <style:paragraph-properties fo:widows="0" fo:orphans="0" fo:break-before="page"/>
      <style:text-properties style:font-name="Times New Roman" style:font-name-asian="Times New Roman" style:font-name-complex="Times New Roman" fo:hyphenate="true"/>
    </style:style>
    <style:style style:name="P442" style:parent-style-name="Standard" style:family="paragraph">
      <style:text-properties style:font-name="Times New Roman" style:font-name-asian="Times New Roman" style:font-name-complex="Times New Roman"/>
    </style:style>
    <style:style style:name="T443" style:parent-style-name="DefaultParagraphFont" style:family="text">
      <style:text-properties style:font-name="Droid Sans Mono" style:font-name-asian="Droid Sans Mono" style:font-name-complex="Droid Sans Mono"/>
    </style:style>
    <style:style style:name="T444" style:parent-style-name="DefaultParagraphFont" style:family="text">
      <style:text-properties style:font-name="Droid Sans Mono" style:font-name-asian="Droid Sans Mono" style:font-name-complex="Droid Sans Mono"/>
    </style:style>
    <style:style style:name="T445" style:parent-style-name="DefaultParagraphFont" style:family="text">
      <style:text-properties style:font-name="Droid Sans Mono" style:font-name-asian="Droid Sans Mono" style:font-name-complex="Droid Sans Mono"/>
    </style:style>
    <style:style style:name="T446" style:parent-style-name="DefaultParagraphFont" style:family="text">
      <style:text-properties style:font-name="Droid Sans Mono" style:font-name-asian="Droid Sans Mono" style:font-name-complex="Droid Sans Mono"/>
    </style:style>
    <style:style style:name="T447" style:parent-style-name="DefaultParagraphFont" style:family="text">
      <style:text-properties style:font-name="Droid Sans Mono" style:font-name-asian="Droid Sans Mono" style:font-name-complex="Droid Sans Mono"/>
    </style:style>
    <style:style style:name="T448" style:parent-style-name="DefaultParagraphFont" style:family="text">
      <style:text-properties style:font-name="Droid Sans Mono" style:font-name-asian="Droid Sans Mono" style:font-name-complex="Droid Sans Mono"/>
    </style:style>
    <style:style style:name="T449" style:parent-style-name="DefaultParagraphFont" style:family="text">
      <style:text-properties style:font-name="Droid Sans Mono" style:font-name-asian="Droid Sans Mono" style:font-name-complex="Droid Sans Mono"/>
    </style:style>
    <style:style style:name="P450" style:parent-style-name="Standard" style:family="paragraph">
      <style:text-properties style:font-name="Droid Sans Mono" style:font-name-asian="Droid Sans Mono" style:font-name-complex="Droid Sans Mono"/>
    </style:style>
    <style:style style:name="T451" style:parent-style-name="DefaultParagraphFont" style:family="text">
      <style:text-properties style:font-name="Droid Sans Mono" style:font-name-asian="Droid Sans Mono" style:font-name-complex="Droid Sans Mono"/>
    </style:style>
    <style:style style:name="T452" style:parent-style-name="DefaultParagraphFont" style:family="text">
      <style:text-properties style:font-name="Droid Sans Mono" style:font-name-asian="Droid Sans Mono" style:font-name-complex="Droid Sans Mono"/>
    </style:style>
    <style:style style:name="T453" style:parent-style-name="DefaultParagraphFont" style:family="text">
      <style:text-properties style:font-name="Droid Sans Mono" style:font-name-asian="Droid Sans Mono" style:font-name-complex="Droid Sans Mono"/>
    </style:style>
    <style:style style:name="T454" style:parent-style-name="DefaultParagraphFont" style:family="text">
      <style:text-properties style:font-name="Droid Sans Mono" style:font-name-asian="Droid Sans Mono" style:font-name-complex="Droid Sans Mono"/>
    </style:style>
    <style:style style:name="T455" style:parent-style-name="DefaultParagraphFont" style:family="text">
      <style:text-properties style:font-name="Droid Sans Mono" style:font-name-asian="Droid Sans Mono" style:font-name-complex="Droid Sans Mono"/>
    </style:style>
    <style:style style:name="T456" style:parent-style-name="DefaultParagraphFont" style:family="text">
      <style:text-properties style:font-name="Droid Sans Mono" style:font-name-asian="Droid Sans Mono" style:font-name-complex="Droid Sans Mono"/>
    </style:style>
    <style:style style:name="T457" style:parent-style-name="DefaultParagraphFont" style:family="text">
      <style:text-properties style:font-name="Droid Sans Mono" style:font-name-asian="Droid Sans Mono" style:font-name-complex="Droid Sans Mono"/>
    </style:style>
    <style:style style:name="T458" style:parent-style-name="DefaultParagraphFont" style:family="text">
      <style:text-properties style:font-name="Droid Sans Mono" style:font-name-asian="Droid Sans Mono" style:font-name-complex="Droid Sans Mono"/>
    </style:style>
    <style:style style:name="P459" style:parent-style-name="Standard" style:family="paragraph">
      <style:text-properties style:font-name="Droid Sans Mono" style:font-name-asian="Droid Sans Mono" style:font-name-complex="Droid Sans Mono"/>
    </style:style>
    <style:style style:name="T460" style:parent-style-name="DefaultParagraphFont" style:family="text">
      <style:text-properties style:font-name="Droid Sans Mono" style:font-name-asian="Droid Sans Mono" style:font-name-complex="Droid Sans Mono"/>
    </style:style>
    <style:style style:name="P461" style:parent-style-name="Standard" style:family="paragraph">
      <style:text-properties style:font-name="Droid Sans Mono" style:font-name-asian="Droid Sans Mono" style:font-name-complex="Droid Sans Mono"/>
    </style:style>
    <style:style style:name="T462" style:parent-style-name="DefaultParagraphFont" style:family="text">
      <style:text-properties style:font-name="Droid Sans Mono" style:font-name-asian="Droid Sans Mono" style:font-name-complex="Droid Sans Mono"/>
    </style:style>
    <style:style style:name="T463" style:parent-style-name="DefaultParagraphFont" style:family="text">
      <style:text-properties style:font-name="Droid Sans Mono" style:font-name-asian="Droid Sans Mono" style:font-name-complex="Droid Sans Mono"/>
    </style:style>
    <style:style style:name="T464" style:parent-style-name="DefaultParagraphFont" style:family="text">
      <style:text-properties style:font-name="Droid Sans Mono" style:font-name-asian="Droid Sans Mono" style:font-name-complex="Droid Sans Mono"/>
    </style:style>
    <style:style style:name="P465" style:parent-style-name="Standard" style:family="paragraph">
      <style:text-properties style:font-name="Droid Sans Mono" style:font-name-asian="Droid Sans Mono" style:font-name-complex="Droid Sans Mono"/>
    </style:style>
    <style:style style:name="T466" style:parent-style-name="DefaultParagraphFont" style:family="text">
      <style:text-properties style:font-name="Droid Sans Mono" style:font-name-asian="Droid Sans Mono" style:font-name-complex="Droid Sans Mono"/>
    </style:style>
    <style:style style:name="T467" style:parent-style-name="DefaultParagraphFont" style:family="text">
      <style:text-properties style:font-name="Droid Sans Mono" style:font-name-asian="Droid Sans Mono" style:font-name-complex="Droid Sans Mono"/>
    </style:style>
    <style:style style:name="T468" style:parent-style-name="DefaultParagraphFont" style:family="text">
      <style:text-properties style:font-name="Droid Sans Mono" style:font-name-asian="Droid Sans Mono" style:font-name-complex="Droid Sans Mono"/>
    </style:style>
    <style:style style:name="T469" style:parent-style-name="DefaultParagraphFont" style:family="text">
      <style:text-properties style:font-name="Droid Sans Mono" style:font-name-asian="Droid Sans Mono" style:font-name-complex="Droid Sans Mono"/>
    </style:style>
    <style:style style:name="T470" style:parent-style-name="DefaultParagraphFont" style:family="text">
      <style:text-properties style:font-name="Droid Sans Mono" style:font-name-asian="Droid Sans Mono" style:font-name-complex="Droid Sans Mono"/>
    </style:style>
    <style:style style:name="P471" style:parent-style-name="Standard" style:family="paragraph">
      <style:text-properties style:font-name="Droid Sans Mono" style:font-name-asian="Droid Sans Mono" style:font-name-complex="Droid Sans Mono"/>
    </style:style>
    <style:style style:name="P472" style:parent-style-name="Standard" style:family="paragraph">
      <style:text-properties style:font-name="Times New Roman" style:font-name-asian="Times New Roman" style:font-name-complex="Times New Roman"/>
    </style:style>
    <style:style style:name="T473" style:parent-style-name="DefaultParagraphFont" style:family="text">
      <style:text-properties style:font-name="Droid Sans Mono" style:font-name-asian="Droid Sans Mono" style:font-name-complex="Droid Sans Mono"/>
    </style:style>
    <style:style style:name="T474" style:parent-style-name="DefaultParagraphFont" style:family="text">
      <style:text-properties style:font-name="Droid Sans Mono" style:font-name-asian="Droid Sans Mono" style:font-name-complex="Droid Sans Mono"/>
    </style:style>
    <style:style style:name="T475" style:parent-style-name="DefaultParagraphFont" style:family="text">
      <style:text-properties style:font-name="Droid Sans Mono" style:font-name-asian="Droid Sans Mono" style:font-name-complex="Droid Sans Mono"/>
    </style:style>
    <style:style style:name="T476" style:parent-style-name="DefaultParagraphFont" style:family="text">
      <style:text-properties style:font-name="Droid Sans Mono" style:font-name-asian="Droid Sans Mono" style:font-name-complex="Droid Sans Mono"/>
    </style:style>
    <style:style style:name="T477" style:parent-style-name="DefaultParagraphFont" style:family="text">
      <style:text-properties style:font-name="Droid Sans Mono" style:font-name-asian="Droid Sans Mono" style:font-name-complex="Droid Sans Mono"/>
    </style:style>
    <style:style style:name="T478" style:parent-style-name="DefaultParagraphFont" style:family="text">
      <style:text-properties style:font-name="Droid Sans Mono" style:font-name-asian="Droid Sans Mono" style:font-name-complex="Droid Sans Mono"/>
    </style:style>
    <style:style style:name="P479" style:parent-style-name="Standard" style:family="paragraph">
      <style:text-properties style:font-name="Droid Sans Mono" style:font-name-asian="Droid Sans Mono" style:font-name-complex="Droid Sans Mono"/>
    </style:style>
    <style:style style:name="T480" style:parent-style-name="DefaultParagraphFont" style:family="text">
      <style:text-properties style:font-name="Droid Sans Mono" style:font-name-asian="Droid Sans Mono" style:font-name-complex="Droid Sans Mono"/>
    </style:style>
    <style:style style:name="P481" style:parent-style-name="Standard" style:family="paragraph">
      <style:text-properties style:font-name="Droid Sans Mono" style:font-name-asian="Droid Sans Mono" style:font-name-complex="Droid Sans Mono"/>
    </style:style>
    <style:style style:name="T482" style:parent-style-name="DefaultParagraphFont" style:family="text">
      <style:text-properties style:font-name="Droid Sans Mono" style:font-name-asian="Droid Sans Mono" style:font-name-complex="Droid Sans Mono"/>
    </style:style>
    <style:style style:name="P483" style:parent-style-name="Standard" style:family="paragraph">
      <style:text-properties style:font-name="Droid Sans Mono" style:font-name-asian="Droid Sans Mono" style:font-name-complex="Droid Sans Mono"/>
    </style:style>
    <style:style style:name="P484" style:parent-style-name="Standard" style:family="paragraph">
      <style:text-properties style:font-name="Times New Roman" style:font-name-asian="Times New Roman" style:font-name-complex="Times New Roman"/>
    </style:style>
    <style:style style:name="P485" style:parent-style-name="Standard" style:family="paragraph">
      <style:text-properties style:font-name="Times New Roman" style:font-name-asian="Times New Roman" style:font-name-complex="Times New Roman"/>
    </style:style>
    <style:style style:name="P486" style:parent-style-name="Standard" style:family="paragraph">
      <style:text-properties style:font-name="Times New Roman" style:font-name-asian="Times New Roman" style:font-name-complex="Times New Roman"/>
    </style:style>
    <style:style style:name="P487" style:parent-style-name="Standard" style:family="paragraph">
      <style:text-properties style:font-name="Times New Roman" style:font-name-asian="Times New Roman" style:font-name-complex="Times New Roman"/>
    </style:style>
    <style:style style:name="P488" style:parent-style-name="Standard" style:family="paragraph">
      <style:text-properties style:font-name="Times New Roman" style:font-name-asian="Times New Roman" style:font-name-complex="Times New Roman"/>
    </style:style>
    <style:style style:name="P489" style:parent-style-name="Standard" style:family="paragraph">
      <style:text-properties style:font-name="Times New Roman" style:font-name-asian="Times New Roman" style:font-name-complex="Times New Roman"/>
    </style:style>
    <style:style style:name="P490" style:parent-style-name="Standard" style:family="paragraph">
      <style:text-properties style:font-name="Times New Roman" style:font-name-asian="Times New Roman" style:font-name-complex="Times New Roman"/>
    </style:style>
    <style:style style:name="T491" style:parent-style-name="DefaultParagraphFont" style:family="text">
      <style:text-properties style:font-name="Droid Sans Mono" style:font-name-asian="Droid Sans Mono" style:font-name-complex="Droid Sans Mono"/>
    </style:style>
    <style:style style:name="T492" style:parent-style-name="DefaultParagraphFont" style:family="text">
      <style:text-properties style:font-name="Droid Sans Mono" style:font-name-asian="Droid Sans Mono" style:font-name-complex="Droid Sans Mono"/>
    </style:style>
    <style:style style:name="T493" style:parent-style-name="DefaultParagraphFont" style:family="text">
      <style:text-properties style:font-name="Droid Sans Mono" style:font-name-asian="Droid Sans Mono" style:font-name-complex="Droid Sans Mono"/>
    </style:style>
    <style:style style:name="T494" style:parent-style-name="DefaultParagraphFont" style:family="text">
      <style:text-properties style:font-name="Droid Sans Mono" style:font-name-asian="Droid Sans Mono" style:font-name-complex="Droid Sans Mono"/>
    </style:style>
    <style:style style:name="P495" style:parent-style-name="Standard" style:family="paragraph">
      <style:text-properties style:font-name="Droid Sans Mono" style:font-name-asian="Droid Sans Mono" style:font-name-complex="Droid Sans Mono"/>
    </style:style>
    <style:style style:name="P496" style:parent-style-name="Standard" style:family="paragraph">
      <style:text-properties style:font-name="Droid Sans Mono" style:font-name-asian="Droid Sans Mono" style:font-name-complex="Droid Sans Mono"/>
    </style:style>
    <style:style style:name="P497" style:parent-style-name="Standard" style:family="paragraph">
      <style:text-properties style:font-name="Times New Roman" style:font-name-asian="Times New Roman" style:font-name-complex="Times New Roman"/>
    </style:style>
    <style:style style:name="P498" style:parent-style-name="Standard" style:family="paragraph">
      <style:text-properties style:font-name="Times New Roman" style:font-name-asian="Times New Roman" style:font-name-complex="Times New Roman"/>
    </style:style>
    <style:style style:name="P499" style:parent-style-name="Standard" style:family="paragraph">
      <style:text-properties style:font-name="Times New Roman" style:font-name-asian="Times New Roman" style:font-name-complex="Times New Roman"/>
    </style:style>
    <style:style style:name="P500" style:parent-style-name="Standard" style:family="paragraph">
      <style:text-properties style:font-name="Times New Roman" style:font-name-asian="Times New Roman" style:font-name-complex="Times New Roman"/>
    </style:style>
    <style:style style:name="T50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0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0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0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0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0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0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0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0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1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1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1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1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1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1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1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1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1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P519" style:parent-style-name="Standard" style:family="paragraph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2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2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2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2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2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2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2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2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2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2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3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3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3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3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3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3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3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3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3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3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4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4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4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4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4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4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4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4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4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4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5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5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5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5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5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5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5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5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5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5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6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P561" style:parent-style-name="Standard" style:family="paragraph">
      <style:text-properties style:font-name="Droid Sans Mono" style:font-name-asian="Droid Sans Mono" style:font-name-complex="Droid Sans Mono" fo:font-size="11pt" style:font-size-asian="11pt" style:font-size-complex="11pt"/>
    </style:style>
    <style:style style:name="P562" style:parent-style-name="Standard" style:family="paragraph">
      <style:text-properties style:font-name="Droid Sans Mono" style:font-name-asian="Droid Sans Mono" style:font-name-complex="Droid Sans Mono" fo:font-size="11pt" style:font-size-asian="11pt" style:font-size-complex="11pt"/>
    </style:style>
    <style:style style:name="P563" style:parent-style-name="Standard" style:family="paragraph">
      <style:text-properties style:font-name="Times New Roman" style:font-name-asian="Times New Roman" style:font-name-complex="Times New Roman"/>
    </style:style>
    <style:style style:name="P564" style:parent-style-name="Standard" style:family="paragraph">
      <style:text-properties style:font-name="Droid Sans Mono" style:font-name-asian="Droid Sans Mono" style:font-name-complex="Droid Sans Mono"/>
    </style:style>
    <style:style style:name="T565" style:parent-style-name="DefaultParagraphFont" style:family="text">
      <style:text-properties style:font-name="Droid Sans Mono" style:font-name-asian="Droid Sans Mono" style:font-name-complex="Droid Sans Mono"/>
    </style:style>
    <style:style style:name="T566" style:parent-style-name="DefaultParagraphFont" style:family="text">
      <style:text-properties style:font-name="Droid Sans Mono" style:font-name-asian="Droid Sans Mono" style:font-name-complex="Droid Sans Mono"/>
    </style:style>
    <style:style style:name="T567" style:parent-style-name="DefaultParagraphFont" style:family="text">
      <style:text-properties style:font-name="Droid Sans Mono" style:font-name-asian="Droid Sans Mono" style:font-name-complex="Droid Sans Mono"/>
    </style:style>
    <style:style style:name="T568" style:parent-style-name="DefaultParagraphFont" style:family="text">
      <style:text-properties style:font-name="Droid Sans Mono" style:font-name-asian="Droid Sans Mono" style:font-name-complex="Droid Sans Mono"/>
    </style:style>
    <style:style style:name="T569" style:parent-style-name="DefaultParagraphFont" style:family="text">
      <style:text-properties style:font-name="Droid Sans Mono" style:font-name-asian="Droid Sans Mono" style:font-name-complex="Droid Sans Mono"/>
    </style:style>
    <style:style style:name="P570" style:parent-style-name="Standard" style:family="paragraph">
      <style:text-properties style:font-name="Droid Sans Mono" style:font-name-asian="Droid Sans Mono" style:font-name-complex="Droid Sans Mono"/>
    </style:style>
    <style:style style:name="T571" style:parent-style-name="DefaultParagraphFont" style:family="text">
      <style:text-properties style:font-name="Droid Sans Mono" style:font-name-asian="Droid Sans Mono" style:font-name-complex="Droid Sans Mono"/>
    </style:style>
    <style:style style:name="T572" style:parent-style-name="DefaultParagraphFont" style:family="text">
      <style:text-properties style:font-name="Droid Sans Mono" style:font-name-asian="Droid Sans Mono" style:font-name-complex="Droid Sans Mono"/>
    </style:style>
    <style:style style:name="T573" style:parent-style-name="DefaultParagraphFont" style:family="text">
      <style:text-properties style:font-name="Droid Sans Mono" style:font-name-asian="Droid Sans Mono" style:font-name-complex="Droid Sans Mono"/>
    </style:style>
    <style:style style:name="P574" style:parent-style-name="Standard" style:family="paragraph">
      <style:text-properties style:font-name="Droid Sans Mono" style:font-name-asian="Droid Sans Mono" style:font-name-complex="Droid Sans Mono"/>
    </style:style>
    <style:style style:name="T575" style:parent-style-name="DefaultParagraphFont" style:family="text">
      <style:text-properties style:font-name="Droid Sans Mono" style:font-name-asian="Droid Sans Mono" style:font-name-complex="Droid Sans Mono"/>
    </style:style>
    <style:style style:name="T576" style:parent-style-name="DefaultParagraphFont" style:family="text">
      <style:text-properties style:font-name="Droid Sans Mono" style:font-name-asian="Droid Sans Mono" style:font-name-complex="Droid Sans Mono"/>
    </style:style>
    <style:style style:name="T577" style:parent-style-name="DefaultParagraphFont" style:family="text">
      <style:text-properties style:font-name="Droid Sans Mono" style:font-name-asian="Droid Sans Mono" style:font-name-complex="Droid Sans Mono"/>
    </style:style>
    <style:style style:name="P578" style:parent-style-name="Standard" style:family="paragraph">
      <style:text-properties style:font-name="Droid Sans Mono" style:font-name-asian="Droid Sans Mono" style:font-name-complex="Droid Sans Mono"/>
    </style:style>
    <style:style style:name="T579" style:parent-style-name="DefaultParagraphFont" style:family="text">
      <style:text-properties style:font-name="Droid Sans Mono" style:font-name-asian="Droid Sans Mono" style:font-name-complex="Droid Sans Mono"/>
    </style:style>
    <style:style style:name="T580" style:parent-style-name="DefaultParagraphFont" style:family="text">
      <style:text-properties style:font-name="Droid Sans Mono" style:font-name-asian="Droid Sans Mono" style:font-name-complex="Droid Sans Mono"/>
    </style:style>
    <style:style style:name="T581" style:parent-style-name="DefaultParagraphFont" style:family="text">
      <style:text-properties style:font-name="Droid Sans Mono" style:font-name-asian="Droid Sans Mono" style:font-name-complex="Droid Sans Mono"/>
    </style:style>
    <style:style style:name="P582" style:parent-style-name="Standard" style:family="paragraph">
      <style:text-properties style:font-name="Droid Sans Mono" style:font-name-asian="Droid Sans Mono" style:font-name-complex="Droid Sans Mono"/>
    </style:style>
    <style:style style:name="P583" style:parent-style-name="Standard" style:family="paragraph">
      <style:text-properties style:font-name="Droid Sans Mono" style:font-name-asian="Droid Sans Mono" style:font-name-complex="Droid Sans Mono"/>
    </style:style>
    <style:style style:name="P584" style:parent-style-name="Standard" style:family="paragraph">
      <style:text-properties style:font-name="Droid Sans Mono" style:font-name-asian="Droid Sans Mono" style:font-name-complex="Droid Sans Mono"/>
    </style:style>
    <style:style style:name="P585" style:parent-style-name="Standard" style:family="paragraph">
      <style:text-properties style:font-name="Droid Sans Mono" style:font-name-asian="Droid Sans Mono" style:font-name-complex="Droid Sans Mono"/>
    </style:style>
    <style:style style:name="P586" style:parent-style-name="Standard" style:family="paragraph">
      <style:text-properties style:font-name="Droid Sans Mono" style:font-name-asian="Droid Sans Mono" style:font-name-complex="Droid Sans Mono"/>
    </style:style>
    <style:style style:name="P587" style:parent-style-name="Standard" style:family="paragraph">
      <style:text-properties style:font-name="Droid Sans Mono" style:font-name-asian="Droid Sans Mono" style:font-name-complex="Droid Sans Mono"/>
    </style:style>
    <style:style style:name="P588" style:parent-style-name="Standard" style:family="paragraph">
      <style:text-properties style:font-name="Droid Sans Mono" style:font-name-asian="Droid Sans Mono" style:font-name-complex="Droid Sans Mono"/>
    </style:style>
    <style:style style:name="P589" style:parent-style-name="Standard" style:family="paragraph">
      <style:text-properties style:font-name="Times New Roman" style:font-name-asian="Times New Roman" style:font-name-complex="Times New Roman"/>
    </style:style>
    <style:style style:name="P590" style:parent-style-name="Standard" style:family="paragraph">
      <style:text-properties style:font-name="Droid Sans Mono" style:font-name-asian="Droid Sans Mono" style:font-name-complex="Droid Sans Mono"/>
    </style:style>
    <style:style style:name="T591" style:parent-style-name="DefaultParagraphFont" style:family="text">
      <style:text-properties style:font-name="Droid Sans Mono" style:font-name-asian="Droid Sans Mono" style:font-name-complex="Droid Sans Mono"/>
    </style:style>
    <style:style style:name="T592" style:parent-style-name="DefaultParagraphFont" style:family="text">
      <style:text-properties style:font-name="Droid Sans Mono" style:font-name-asian="Droid Sans Mono" style:font-name-complex="Droid Sans Mono"/>
    </style:style>
    <style:style style:name="T593" style:parent-style-name="DefaultParagraphFont" style:family="text">
      <style:text-properties style:font-name="Droid Sans Mono" style:font-name-asian="Droid Sans Mono" style:font-name-complex="Droid Sans Mono"/>
    </style:style>
    <style:style style:name="T594" style:parent-style-name="DefaultParagraphFont" style:family="text">
      <style:text-properties style:font-name="Droid Sans Mono" style:font-name-asian="Droid Sans Mono" style:font-name-complex="Droid Sans Mono"/>
    </style:style>
    <style:style style:name="T595" style:parent-style-name="DefaultParagraphFont" style:family="text">
      <style:text-properties style:font-name="Droid Sans Mono" style:font-name-asian="Droid Sans Mono" style:font-name-complex="Droid Sans Mono"/>
    </style:style>
    <style:style style:name="T596" style:parent-style-name="DefaultParagraphFont" style:family="text">
      <style:text-properties style:font-name="Droid Sans Mono" style:font-name-asian="Droid Sans Mono" style:font-name-complex="Droid Sans Mono"/>
    </style:style>
    <style:style style:name="T597" style:parent-style-name="DefaultParagraphFont" style:family="text">
      <style:text-properties style:font-name="Droid Sans Mono" style:font-name-asian="Droid Sans Mono" style:font-name-complex="Droid Sans Mono"/>
    </style:style>
    <style:style style:name="T598" style:parent-style-name="DefaultParagraphFont" style:family="text">
      <style:text-properties style:font-name="Droid Sans Mono" style:font-name-asian="Droid Sans Mono" style:font-name-complex="Droid Sans Mono"/>
    </style:style>
    <style:style style:name="T599" style:parent-style-name="DefaultParagraphFont" style:family="text">
      <style:text-properties style:font-name="Droid Sans Mono" style:font-name-asian="Droid Sans Mono" style:font-name-complex="Droid Sans Mono"/>
    </style:style>
    <style:style style:name="T600" style:parent-style-name="DefaultParagraphFont" style:family="text">
      <style:text-properties style:font-name="Droid Sans Mono" style:font-name-asian="Droid Sans Mono" style:font-name-complex="Droid Sans Mono"/>
    </style:style>
    <style:style style:name="T601" style:parent-style-name="DefaultParagraphFont" style:family="text">
      <style:text-properties style:font-name="Droid Sans Mono" style:font-name-asian="Droid Sans Mono" style:font-name-complex="Droid Sans Mono"/>
    </style:style>
    <style:style style:name="T602" style:parent-style-name="DefaultParagraphFont" style:family="text">
      <style:text-properties style:font-name="Droid Sans Mono" style:font-name-asian="Droid Sans Mono" style:font-name-complex="Droid Sans Mono"/>
    </style:style>
    <style:style style:name="T603" style:parent-style-name="DefaultParagraphFont" style:family="text">
      <style:text-properties style:font-name="Droid Sans Mono" style:font-name-asian="Droid Sans Mono" style:font-name-complex="Droid Sans Mono"/>
    </style:style>
    <style:style style:name="T604" style:parent-style-name="DefaultParagraphFont" style:family="text">
      <style:text-properties style:font-name="Droid Sans Mono" style:font-name-asian="Droid Sans Mono" style:font-name-complex="Droid Sans Mono"/>
    </style:style>
    <style:style style:name="P605" style:parent-style-name="Standard" style:family="paragraph">
      <style:text-properties style:font-name="Droid Sans Mono" style:font-name-asian="Droid Sans Mono" style:font-name-complex="Droid Sans Mono"/>
    </style:style>
    <style:style style:name="P606" style:parent-style-name="Standard" style:family="paragraph">
      <style:text-properties style:font-name="Droid Sans Mono" style:font-name-asian="Droid Sans Mono" style:font-name-complex="Droid Sans Mono"/>
    </style:style>
    <style:style style:name="T607" style:parent-style-name="DefaultParagraphFont" style:family="text">
      <style:text-properties style:font-name="Droid Sans Mono" style:font-name-asian="Droid Sans Mono" style:font-name-complex="Droid Sans Mono"/>
    </style:style>
    <style:style style:name="T60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0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1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1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1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1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1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1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1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1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1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1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2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2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2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2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2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P625" style:parent-style-name="Standard" style:family="paragraph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2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2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2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2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3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3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3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3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3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3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3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3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3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3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4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4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4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4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4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4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4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4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4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4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5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5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5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5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5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5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5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5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5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5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6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6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6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6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6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6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6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6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6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P669" style:parent-style-name="Standard" style:family="paragraph">
      <style:text-properties style:font-name="Times New Roman" style:font-name-asian="Times New Roman" style:font-name-complex="Times New Roman"/>
    </style:style>
    <style:style style:name="T670" style:parent-style-name="DefaultParagraphFont" style:family="text">
      <style:text-properties style:font-name="Droid Sans Mono" style:font-name-asian="Droid Sans Mono" style:font-name-complex="Droid Sans Mono"/>
    </style:style>
    <style:style style:name="P671" style:parent-style-name="Normal" style:family="paragraph">
      <style:paragraph-properties fo:widows="0" fo:orphans="0" fo:break-before="page"/>
      <style:text-properties style:font-name="Droid Sans Mono" style:font-name-asian="Droid Sans Mono" style:font-name-complex="Droid Sans Mono" fo:hyphenate="true"/>
    </style:style>
    <style:style style:name="T672" style:parent-style-name="DefaultParagraphFont" style:family="text">
      <style:text-properties fo:font-weight="bold" style:font-weight-asian="bold"/>
    </style:style>
    <style:style style:name="T673" style:parent-style-name="DefaultParagraphFont" style:family="text">
      <style:text-properties fo:font-weight="bold" style:font-weight-asian="bold"/>
    </style:style>
    <style:style style:name="T674" style:parent-style-name="DefaultParagraphFont" style:family="text">
      <style:text-properties fo:font-weight="bold" style:font-weight-asian="bold"/>
    </style:style>
    <style:style style:name="T675" style:parent-style-name="DefaultParagraphFont" style:family="text">
      <style:text-properties fo:font-weight="bold" style:font-weight-asian="bold"/>
    </style:style>
    <style:style style:name="T676" style:parent-style-name="DefaultParagraphFont" style:family="text">
      <style:text-properties style:font-name="Droid Sans Mono" style:font-name-asian="Droid Sans Mono" style:font-name-complex="Droid Sans Mono"/>
    </style:style>
    <style:style style:name="P677" style:parent-style-name="Standard" style:family="paragraph">
      <style:text-properties style:font-name="Droid Sans Mono" style:font-name-asian="Droid Sans Mono" style:font-name-complex="Droid Sans Mono"/>
    </style:style>
    <style:style style:name="T678" style:parent-style-name="DefaultParagraphFont" style:family="text">
      <style:text-properties style:font-name="Droid Sans Mono" style:font-name-asian="Droid Sans Mono" style:font-name-complex="Droid Sans Mono"/>
    </style:style>
    <style:style style:name="P679" style:parent-style-name="Standard" style:family="paragraph">
      <style:text-properties style:font-name="Droid Sans Mono" style:font-name-asian="Droid Sans Mono" style:font-name-complex="Droid Sans Mono"/>
    </style:style>
    <style:style style:name="TableColumn681" style:family="table-column">
      <style:table-column-properties style:column-width="0.4069in" style:use-optimal-column-width="false"/>
    </style:style>
    <style:style style:name="TableColumn682" style:family="table-column">
      <style:table-column-properties style:column-width="2.6048in" style:use-optimal-column-width="false"/>
    </style:style>
    <style:style style:name="TableColumn683" style:family="table-column">
      <style:table-column-properties style:column-width="2.7291in" style:use-optimal-column-width="false"/>
    </style:style>
    <style:style style:name="TableColumn684" style:family="table-column">
      <style:table-column-properties style:column-width="1.1861in" style:use-optimal-column-width="false"/>
    </style:style>
    <style:style style:name="Table680" style:family="table">
      <style:table-properties style:width="6.927in" fo:margin-left="-0.0402in" table:align="left"/>
    </style:style>
    <style:style style:name="TableRow685" style:family="table-row">
      <style:table-row-properties style:min-row-height="0.3888in" style:use-optimal-row-height="false"/>
    </style:style>
    <style:style style:name="TableCell686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87" style:parent-style-name="Standard" style:family="paragraph">
      <style:paragraph-properties fo:text-align="center"/>
      <style:text-properties style:font-name="Droid Sans Mono" style:font-name-asian="Droid Sans Mono" style:font-name-complex="Droid Sans Mono" fo:color="#000000"/>
    </style:style>
    <style:style style:name="TableCell68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89" style:parent-style-name="Standard" style:family="paragraph">
      <style:paragraph-properties fo:text-align="center"/>
    </style:style>
    <style:style style:name="T690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691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92" style:parent-style-name="Standard" style:family="paragraph">
      <style:paragraph-properties fo:text-align="center"/>
    </style:style>
    <style:style style:name="T693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694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695" style:parent-style-name="Standard" style:family="paragraph">
      <style:paragraph-properties fo:text-align="center"/>
    </style:style>
    <style:style style:name="T696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697" style:family="table-row">
      <style:table-row-properties style:min-row-height="0.3888in" style:use-optimal-row-height="false"/>
    </style:style>
    <style:style style:name="TableCell69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99" style:parent-style-name="Standard" style:family="paragraph">
      <style:paragraph-properties fo:text-align="center"/>
    </style:style>
    <style:style style:name="T700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01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02" style:parent-style-name="Standard" style:family="paragraph">
      <style:paragraph-properties fo:text-align="center"/>
    </style:style>
    <style:style style:name="T703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04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05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706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707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Row708" style:family="table-row">
      <style:table-row-properties style:min-row-height="0.3888in" style:use-optimal-row-height="false"/>
    </style:style>
    <style:style style:name="TableCell709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10" style:parent-style-name="Standard" style:family="paragraph">
      <style:paragraph-properties fo:text-align="center"/>
    </style:style>
    <style:style style:name="T711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12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13" style:parent-style-name="Standard" style:family="paragraph">
      <style:paragraph-properties fo:text-align="center"/>
    </style:style>
    <style:style style:name="T714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1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16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717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718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Row719" style:family="table-row">
      <style:table-row-properties style:min-row-height="0.3888in" style:use-optimal-row-height="false"/>
    </style:style>
    <style:style style:name="TableCell720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21" style:parent-style-name="Standard" style:family="paragraph">
      <style:paragraph-properties fo:text-align="center"/>
    </style:style>
    <style:style style:name="T722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2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24" style:parent-style-name="Standard" style:family="paragraph">
      <style:paragraph-properties fo:text-align="center"/>
    </style:style>
    <style:style style:name="T725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26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27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728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729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Row730" style:family="table-row">
      <style:table-row-properties style:min-row-height="0.3888in" style:use-optimal-row-height="false"/>
    </style:style>
    <style:style style:name="TableCell731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32" style:parent-style-name="Standard" style:family="paragraph">
      <style:paragraph-properties fo:text-align="center"/>
    </style:style>
    <style:style style:name="T733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34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35" style:parent-style-name="Standard" style:family="paragraph">
      <style:paragraph-properties fo:text-align="center"/>
    </style:style>
    <style:style style:name="T736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37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38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739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740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Row741" style:family="table-row">
      <style:table-row-properties style:min-row-height="0.3888in" style:use-optimal-row-height="false"/>
    </style:style>
    <style:style style:name="TableCell742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43" style:parent-style-name="Standard" style:family="paragraph">
      <style:paragraph-properties fo:text-align="center"/>
    </style:style>
    <style:style style:name="T744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4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46" style:parent-style-name="Standard" style:family="paragraph">
      <style:paragraph-properties fo:text-align="center"/>
    </style:style>
    <style:style style:name="T747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4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49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750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751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Row752" style:family="table-row">
      <style:table-row-properties style:min-row-height="0.3888in" style:use-optimal-row-height="false"/>
    </style:style>
    <style:style style:name="TableCell75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54" style:parent-style-name="Standard" style:family="paragraph">
      <style:paragraph-properties fo:text-align="center"/>
    </style:style>
    <style:style style:name="T755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56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57" style:parent-style-name="Standard" style:family="paragraph">
      <style:paragraph-properties fo:text-align="center"/>
    </style:style>
    <style:style style:name="T758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59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60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761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762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Row763" style:family="table-row">
      <style:table-row-properties style:min-row-height="0.3888in" style:use-optimal-row-height="false"/>
    </style:style>
    <style:style style:name="TableCell764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65" style:parent-style-name="Standard" style:family="paragraph">
      <style:paragraph-properties fo:text-align="center"/>
    </style:style>
    <style:style style:name="T766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67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68" style:parent-style-name="Standard" style:family="paragraph">
      <style:paragraph-properties fo:text-align="center"/>
    </style:style>
    <style:style style:name="T769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70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71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772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773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Row774" style:family="table-row">
      <style:table-row-properties style:min-row-height="0.4027in" style:use-optimal-row-height="false"/>
    </style:style>
    <style:style style:name="TableCell77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76" style:parent-style-name="Standard" style:family="paragraph">
      <style:paragraph-properties fo:text-align="center"/>
    </style:style>
    <style:style style:name="T777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7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79" style:parent-style-name="Standard" style:family="paragraph">
      <style:paragraph-properties fo:text-align="center"/>
    </style:style>
    <style:style style:name="T780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81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82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783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784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P785" style:parent-style-name="Standard" style:family="paragraph">
      <style:text-properties style:font-name="Times New Roman" style:font-name-asian="Times New Roman" style:font-name-complex="Times New Roman"/>
    </style:style>
    <style:style style:name="P786" style:parent-style-name="Standard" style:family="paragraph">
      <style:text-properties style:font-name="Times New Roman" style:font-name-asian="Times New Roman" style:font-name-complex="Times New Roman"/>
    </style:style>
    <style:style style:name="T787" style:parent-style-name="DefaultParagraphFont" style:family="text">
      <style:text-properties style:font-name="Droid Sans Mono" style:font-name-asian="Droid Sans Mono" style:font-name-complex="Droid Sans Mono"/>
    </style:style>
    <style:style style:name="T788" style:parent-style-name="DefaultParagraphFont" style:family="text">
      <style:text-properties style:font-name="Droid Sans Mono" style:font-name-asian="Droid Sans Mono" style:font-name-complex="Droid Sans Mono"/>
    </style:style>
    <style:style style:name="T789" style:parent-style-name="DefaultParagraphFont" style:family="text">
      <style:text-properties style:font-name="Droid Sans Mono" style:font-name-asian="Droid Sans Mono" style:font-name-complex="Droid Sans Mono"/>
    </style:style>
    <style:style style:name="P790" style:parent-style-name="Standard" style:family="paragraph">
      <style:text-properties style:font-name="Droid Sans Mono" style:font-name-asian="Droid Sans Mono" style:font-name-complex="Droid Sans Mono"/>
    </style:style>
    <style:style style:name="T791" style:parent-style-name="DefaultParagraphFont" style:family="text">
      <style:text-properties style:font-name="Droid Sans Mono" style:font-name-asian="Droid Sans Mono" style:font-name-complex="Droid Sans Mono"/>
    </style:style>
    <style:style style:name="T792" style:parent-style-name="DefaultParagraphFont" style:family="text">
      <style:text-properties style:font-name="Droid Sans Mono" style:font-name-asian="Droid Sans Mono" style:font-name-complex="Droid Sans Mono"/>
    </style:style>
    <style:style style:name="T793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794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795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P796" style:parent-style-name="Standard" style:family="paragraph">
      <style:text-properties style:font-name="Droid Sans Mono" style:font-name-asian="Droid Sans Mono" style:font-name-complex="Droid Sans Mono"/>
    </style:style>
    <style:style style:name="T797" style:parent-style-name="DefaultParagraphFont" style:family="text">
      <style:text-properties style:font-name="Droid Sans Mono" style:font-name-asian="Droid Sans Mono" style:font-name-complex="Droid Sans Mono"/>
    </style:style>
    <style:style style:name="T798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799" style:parent-style-name="DefaultParagraphFont" style:family="text">
      <style:text-properties style:font-name="Droid Sans Mono" style:font-name-asian="Droid Sans Mono" style:font-name-complex="Droid Sans Mono"/>
    </style:style>
    <style:style style:name="T800" style:parent-style-name="DefaultParagraphFont" style:family="text">
      <style:text-properties style:font-name="Droid Sans Mono" style:font-name-asian="Droid Sans Mono" style:font-name-complex="Droid Sans Mono"/>
    </style:style>
    <style:style style:name="T801" style:parent-style-name="DefaultParagraphFont" style:family="text">
      <style:text-properties style:font-name="Droid Sans Mono" style:font-name-asian="Droid Sans Mono" style:font-name-complex="Droid Sans Mono"/>
    </style:style>
    <style:style style:name="P802" style:parent-style-name="Standard" style:family="paragraph">
      <style:text-properties style:font-name="Droid Sans Mono" style:font-name-asian="Droid Sans Mono" style:font-name-complex="Droid Sans Mono"/>
    </style:style>
    <style:style style:name="T803" style:parent-style-name="DefaultParagraphFont" style:family="text">
      <style:text-properties style:font-name="Droid Sans Mono" style:font-name-asian="Droid Sans Mono" style:font-name-complex="Droid Sans Mono"/>
    </style:style>
    <style:style style:name="T804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805" style:parent-style-name="DefaultParagraphFont" style:family="text">
      <style:text-properties style:font-name="Droid Sans Mono" style:font-name-asian="Droid Sans Mono" style:font-name-complex="Droid Sans Mono"/>
    </style:style>
    <style:style style:name="T806" style:parent-style-name="DefaultParagraphFont" style:family="text">
      <style:text-properties style:font-name="Droid Sans Mono" style:font-name-asian="Droid Sans Mono" style:font-name-complex="Droid Sans Mono"/>
    </style:style>
    <style:style style:name="T807" style:parent-style-name="DefaultParagraphFont" style:family="text">
      <style:text-properties style:font-name="Droid Sans Mono" style:font-name-asian="Droid Sans Mono" style:font-name-complex="Droid Sans Mono"/>
    </style:style>
    <style:style style:name="P808" style:parent-style-name="Standard" style:family="paragraph">
      <style:text-properties style:font-name="Droid Sans Mono" style:font-name-asian="Droid Sans Mono" style:font-name-complex="Droid Sans Mono"/>
    </style:style>
    <style:style style:name="T809" style:parent-style-name="DefaultParagraphFont" style:family="text">
      <style:text-properties style:font-name="Droid Sans Mono" style:font-name-asian="Droid Sans Mono" style:font-name-complex="Droid Sans Mono"/>
    </style:style>
    <style:style style:name="T810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811" style:parent-style-name="DefaultParagraphFont" style:family="text">
      <style:text-properties style:font-name="Droid Sans Mono" style:font-name-asian="Droid Sans Mono" style:font-name-complex="Droid Sans Mono"/>
    </style:style>
    <style:style style:name="T812" style:parent-style-name="DefaultParagraphFont" style:family="text">
      <style:text-properties style:font-name="Droid Sans Mono" style:font-name-asian="Droid Sans Mono" style:font-name-complex="Droid Sans Mono"/>
    </style:style>
    <style:style style:name="T813" style:parent-style-name="DefaultParagraphFont" style:family="text">
      <style:text-properties style:font-name="Droid Sans Mono" style:font-name-asian="Droid Sans Mono" style:font-name-complex="Droid Sans Mono"/>
    </style:style>
  </office:automatic-styles>
  <office:body>
    <office:text text:use-soft-page-breaks="true">
      <text:p text:style-name="P1">CS 120 Midterm Study Guide <text:s text:c="42"/>Name______________________________</text:p>
      <text:p text:style-name="Standard"/>
      <text:p text:style-name="Standard">For each following question you can assume that all of the necessary headers<text:s/>are included ( e.g.<text:s/><text:span text:style-name="T2">stdio.h, string.h, stdlib.h</text:span>, etc.). <text:s/>In addition you can assume the size of data types are as follows. <text:s/><text:span text:style-name="T3">char = 1 byte, short = 2 bytes, int = 4 bytes, long = 8 bytes, float = 4 bytes, double = 8 bytes. <text:s/>The size of pointers can be assum</text:span><text:span text:style-name="T4">ed to be 4 bytes.<text:s/></text:span><text:s/>Any questions left blank will receive a zero.</text:p>
      <text:p text:style-name="Standard"/>
      <text:p text:style-name="Standard"/>
      <text:p text:style-name="Standard">1. (8 pts.) There are several problems with the simple program below that causes errors. <text:s/>Some lines may have no errors while others can have one or more. <text:s/>Describe the problems below. <text:s/>Please be specific. <text:s/>If a line has no errors write<text:s/><text:span text:style-name="T5">No Errors</text:span>. <text:s/>Only comment on the numbered lines in the provided box below.</text:p>
      <text:p text:style-name="P6">1. <text:s/>include (stdio.h) /*printf*/</text:p>
      <text:p text:style-name="P7"/>
      <text:p text:style-name="P8">2. <text:s text:c="2"/>int Main(void)</text:p>
      <text:p text:style-name="P9"><text:s text:c="6"/>{</text:p>
      <text:p text:style-name="P10">3. <text:s text:c="6"/>int a = 10;</text:p>
      <text:p text:style-name="P11">4. <text:s text:c="6"/>int b = a + 5;</text:p>
      <text:p text:style-name="P12"><text:s text:c="10"/></text:p>
      <text:p text:style-name="P13">5. <text:s text:c="6"/>/* some<text:s/>calculation /</text:p>
      <text:p text:style-name="P14">6. <text:s text:c="6"/>c = a + b;</text:p>
      <text:p text:style-name="P15">7. <text:s text:c="6"/>printf(“Done. \n”)</text:p>
      <text:p text:style-name="P16">8. <text:s text:c="6"/>return 0;</text:p>
      <text:p text:style-name="P17"><text:s text:c="7"/>}</text:p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Line#</text:span></text:p>
          </table:table-cell>
          <table:table-cell table:style-name="TableCell25">
            <text:p text:style-name="P26"><text:span text:style-name="T27">Problem(s)</text:span></text:p>
          </table:table-cell>
        </table:table-row>
        <table:table-row table:style-name="TableRow28">
          <table:table-cell table:style-name="TableCell29">
            <text:p text:style-name="P30"><text:span text:style-name="T31">1</text:span></text:p>
          </table:table-cell>
          <table:table-cell table:style-name="TableCell32">
            <text:p text:style-name="P33">Should be #include &lt;stdio.h&gt; /*printf*/</text:p>
          </table:table-cell>
        </table:table-row>
        <table:table-row table:style-name="TableRow34">
          <table:table-cell table:style-name="TableCell35">
            <text:p text:style-name="P36"><text:span text:style-name="T37">2</text:span></text:p>
          </table:table-cell>
          <table:table-cell table:style-name="TableCell38">
            <text:p text:style-name="P39">Should be int main(void)</text:p>
          </table:table-cell>
        </table:table-row>
        <table:table-row table:style-name="TableRow40">
          <table:table-cell table:style-name="TableCell41">
            <text:p text:style-name="P42"><text:span text:style-name="T43">3</text:span></text:p>
          </table:table-cell>
          <table:table-cell table:style-name="TableCell44">
            <text:p text:style-name="P45">Good.</text:p>
          </table:table-cell>
        </table:table-row>
        <table:table-row table:style-name="TableRow46">
          <table:table-cell table:style-name="TableCell47">
            <text:p text:style-name="P48"><text:span text:style-name="T49">4</text:span></text:p>
          </table:table-cell>
          <table:table-cell table:style-name="TableCell50">
            <text:p text:style-name="P51">Good.</text:p>
          </table:table-cell>
        </table:table-row>
        <table:table-row table:style-name="TableRow52">
          <table:table-cell table:style-name="TableCell53">
            <text:p text:style-name="P54"><text:span text:style-name="T55">5</text:span></text:p>
          </table:table-cell>
          <table:table-cell table:style-name="TableCell56">
            <text:p text:style-name="P57">Should be /* ---- */</text:p>
          </table:table-cell>
        </table:table-row>
        <table:table-row table:style-name="TableRow58">
          <table:table-cell table:style-name="TableCell59">
            <text:p text:style-name="P60"><text:span text:style-name="T61">6</text:span></text:p>
          </table:table-cell>
          <table:table-cell table:style-name="TableCell62">
            <text:p text:style-name="P63">Should didn’t declare c</text:p>
          </table:table-cell>
        </table:table-row>
        <table:table-row table:style-name="TableRow64">
          <table:table-cell table:style-name="TableCell65">
            <text:p text:style-name="P66"><text:span text:style-name="T67">7</text:span></text:p>
          </table:table-cell>
          <table:table-cell table:style-name="TableCell68">
            <text:p text:style-name="P69">Should be ----;</text:p>
          </table:table-cell>
        </table:table-row>
        <table:table-row table:style-name="TableRow70">
          <table:table-cell table:style-name="TableCell71">
            <text:p text:style-name="P72"><text:span text:style-name="T73">8</text:span></text:p>
          </table:table-cell>
          <table:table-cell table:style-name="TableCell74">
            <text:p text:style-name="P75">Good.</text:p>
          </table:table-cell>
        </table:table-row>
      </table:table>
      <text:p text:style-name="Standard"/>
      <text:p text:style-name="Standard"/>
      <text:soft-page-break/>
      <text:p text:style-name="Standard">2. (10 pts.) <text:s/>For each valid variable name write<text:s/><text:span text:style-name="T76">OK</text:span>. <text:s/>If it is an illegal identifier put an<text:s/><text:span text:style-name="T77">X</text:span><text:s/>next to it.</text:p>
      <text:p text:style-name="Standard"><text:span text:style-name="T78">(a) OK_____ <text:s text:c="8"/></text:span><text:span text:style-name="T79">area</text:span><text:span text:style-name="T80"><text:s text:c="39"/>(b) __OK___ <text:s text:c="9"/></text:span><text:span text:style-name="T81">include</text:span></text:p>
      <text:p text:style-name="Standard"><text:span text:style-name="T82">(c) __OK___ <text:s text:c="8"/>_</text:span><text:span text:style-name="T83">27</text:span><text:span text:style-name="T84"><text:s text:c="7"/></text:span><text:span text:style-name="T85"><text:s text:c="34"/>(d) __X___ <text:s text:c="10"/></text:span><text:span text:style-name="T86">const</text:span></text:p>
      <text:p text:style-name="Standard"><text:span text:style-name="T87">(</text:span><text:span text:style-name="T88">e) _X____ <text:s text:c="8"/></text:span><text:span text:style-name="T89">if <text:s text:c="16"/></text:span><text:span text:style-name="T90"><text:tab/><text:s text:c="28"/></text:span><text:span text:style-name="T91">(f) __OK___ <text:s text:c="10"/></text:span><text:span text:style-name="T92">_area</text:span></text:p>
      <text:p text:style-name="Standard"><text:span text:style-name="T93">(g) __X____ <text:s text:c="6"/></text:span><text:span text:style-name="T94">grid-&gt;x</text:span><text:span text:style-name="T95"><text:s text:c="2"/></text:span><text:span text:style-name="T96"><text:s text:c="34"/>(h) _X__ <text:s text:c="9"/></text:span><text:span text:style-name="T97">27</text:span></text:p>
      <text:p text:style-name="Standard"><text:span text:style-name="T98">(i) __OK____<text:s/></text:span><text:span text:style-name="T99"><text:s text:c="7"/></text:span><text:span text:style-name="T100">then</text:span><text:span text:style-name="T101"><text:s text:c="39"/>(j) __X___ <text:s text:c="10"/></text:span><text:span text:style-name="T102">is-valid</text:span></text:p>
      <text:p text:style-name="Standard"/>
      <text:p text:style-name="Standard">3. (5pts) What does the following code print out on each line? Use the precedence chart to assist you. <text:s/>Hint: add parentheses around statements to help see how they are grouped by precedence.</text:p>
      <text:p text:style-name="P103"/>
      <text:p text:style-name="Standard"><text:span text:style-name="T104">int a = 0; int b = 1; <text:s/>int c = 2; <text:s/>int d = 7;</text:span></text:p>
      <text:p text:style-name="P105"/>
      <text:p text:style-name="Standard"><text:span text:style-name="T106">(a) <text:s/>printf(“%i</text:span><text:span text:style-name="T107">\n”,a == b &lt; a); <text:s text:c="12"/>__1</text:span><text:span text:style-name="T108">____</text:span></text:p>
      <text:p text:style-name="P109"/>
      <text:p text:style-name="Standard"><text:span text:style-name="T110">(b) <text:s/>printf(“%i\n”,c &gt;= b &lt;= a); <text:s text:c="11"/>__</text:span><text:span text:style-name="T111">0</text:span><text:span text:style-name="T112">____</text:span></text:p>
      <text:p text:style-name="P113"/>
      <text:p text:style-name="Standard"><text:span text:style-name="T114">(c) <text:s/>printf(“%i\n”,c &lt; d != !(b&gt;c) &gt; d); <text:s text:c="3"/>__1____</text:span></text:p>
      <text:p text:style-name="P115"/>
      <text:p text:style-name="Standard"><text:span text:style-name="T116">(d) <text:s/>printf(“%i\n”,b &lt;= d * a);<text:s/></text:span><text:span text:style-name="T117"><text:s text:c="12"/>__0</text:span><text:span text:style-name="T118">____</text:span></text:p>
      <text:p text:style-name="P119"/>
      <text:p text:style-name="Standard"><text:span text:style-name="T120">(e) <text:s/>printf(“%i\n”,b + c * a == b); <text:s text:c="8"/>__1____</text:span></text:p>
      <text:p text:style-name="P121"/>
      <text:p text:style-name="Standard">4. (3pts.) What does the code below print out? <text:s/>Use the operator precedence chart to help you.</text:p>
      <text:p text:style-name="P122"/>
      <text:p text:style-name="Standard"><text:span text:style-name="T123">int a = 10; int b = 2; int c = 7; int d = 14;</text:span></text:p>
      <text:p text:style-name="P124"/>
      <text:p text:style-name="Standard"><text:span text:style-name="T125">(a) printf(“%i\n”, c / b); <text:s text:c="12"/></text:span><text:span text:style-name="T126"><text:s text:c="5"/>___3</text:span><text:span text:style-name="T127">___</text:span></text:p>
      <text:p text:style-name="P128"/>
      <text:p text:style-name="Standard"><text:span text:style-name="T129">(b) printf(“%i\n”, c + c / d - a / b); <text:s text:c="5"/>__</text:span><text:span text:style-name="T130">2</text:span><text:span text:style-name="T131">____</text:span></text:p>
      <text:p text:style-name="P132"/>
      <text:p text:style-name="Standard"><text:span text:style-name="T133">(c) printf(“%i\n”, a % b * c); <text:s text:c="13"/>___</text:span><text:span text:style-name="T134">0</text:span><text:span text:style-name="T135">___</text:span></text:p>
      <text:p text:style-name="P136"/>
      <text:p text:style-name="Standard">5. (4 pts.) <text:s/>What does the code below print out?</text:p>
      <text:p text:style-name="P137"/>
      <text:p text:style-name="Standard"><text:span text:style-name="T138">int i = 0; <text:s/>int total = 5;</text:span></text:p>
      <text:p text:style-name="Standard"><text:span text:style-name="T139">while(i &lt;= 4)</text:span></text:p>
      <text:p text:style-name="Standard"><text:span text:style-name="T140">{</text:span></text:p>
      <text:p text:style-name="Standard"><text:span text:style-name="T141"><text:tab/>total -= i;</text:span></text:p>
      <text:p text:style-name="Standard"><text:span text:style-name="T142"><text:tab/>i++;</text:span></text:p>
      <text:p text:style-name="Standard"><text:span text:style-name="T143">}</text:span></text:p>
      <text:p text:style-name="Standard"><text:span text:style-name="T144">printf(“%d, %d”, i,<text:s/></text:span><text:span text:style-name="T145">total); <text:s text:c="16"/>_______5, -10_____</text:span></text:p>
      <text:p text:style-name="P146"/>
      <text:p text:style-name="Standard">6. (4 pts.) <text:s/>What does the code below print out?</text:p>
      <text:p text:style-name="Standard"><text:span text:style-name="T147">int i, x;</text:span></text:p>
      <text:p text:style-name="Standard"><text:span text:style-name="T148">for(i = 8, x = 10; x &gt; i; i++)</text:span></text:p>
      <text:p text:style-name="Standard"><text:span text:style-name="T149"><text:tab/>x-=i;</text:span></text:p>
      <text:p text:style-name="Standard"><text:span text:style-name="T150">printf(“%d, %d”, i, x); <text:s text:c="20"/>_____________</text:span></text:p>
      <text:soft-page-break/>
      <text:p text:style-name="Standard">7. (8pts) <text:s/>Write a function that takes a wavelength of light and prints the color it represents according to the table below. <text:s/>The function prototype is void colorOfWave(double wave);</text:p>
      <text:p text:style-name="P151"/>
      <table:table table:style-name="Table152">
        <table:table-columns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><text:span text:style-name="T158">Wave Length (in nm)</text:span></text:p>
          </table:table-cell>
          <table:table-cell table:style-name="TableCell159">
            <text:p text:style-name="P160"><text:span text:style-name="T161">Color</text:span></text:p>
          </table:table-cell>
        </table:table-row>
        <table:table-row table:style-name="TableRow162">
          <table:table-cell table:style-name="TableCell163">
            <text:p text:style-name="P164"><text:span text:style-name="T165">&lt; 380</text:span></text:p>
          </table:table-cell>
          <table:table-cell table:style-name="TableCell166">
            <text:p text:style-name="P167"><text:span text:style-name="T168">invisible</text:span></text:p>
          </table:table-cell>
        </table:table-row>
        <table:table-row table:style-name="TableRow169">
          <table:table-cell table:style-name="TableCell170">
            <text:p text:style-name="P171"><text:span text:style-name="T172">380–450</text:span></text:p>
          </table:table-cell>
          <table:table-cell table:style-name="TableCell173">
            <text:p text:style-name="P174"><text:span text:style-name="T175">violet</text:span></text:p>
          </table:table-cell>
        </table:table-row>
        <table:table-row table:style-name="TableRow176">
          <table:table-cell table:style-name="TableCell177">
            <text:p text:style-name="P178"><text:span text:style-name="T179">450–495</text:span></text:p>
          </table:table-cell>
          <table:table-cell table:style-name="TableCell180">
            <text:p text:style-name="P181"><text:span text:style-name="T182">blue</text:span></text:p>
          </table:table-cell>
        </table:table-row>
        <table:table-row table:style-name="TableRow183">
          <table:table-cell table:style-name="TableCell184">
            <text:p text:style-name="P185"><text:span text:style-name="T186">495–570</text:span></text:p>
          </table:table-cell>
          <table:table-cell table:style-name="TableCell187">
            <text:p text:style-name="P188"><text:span text:style-name="T189">green</text:span></text:p>
          </table:table-cell>
        </table:table-row>
        <table:table-row table:style-name="TableRow190">
          <table:table-cell table:style-name="TableCell191">
            <text:p text:style-name="P192"><text:span text:style-name="T193">570–590</text:span></text:p>
          </table:table-cell>
          <table:table-cell table:style-name="TableCell194">
            <text:p text:style-name="P195"><text:span text:style-name="T196">yellow</text:span></text:p>
          </table:table-cell>
        </table:table-row>
        <table:table-row table:style-name="TableRow197">
          <table:table-cell table:style-name="TableCell198">
            <text:p text:style-name="P199"><text:span text:style-name="T200">590–620</text:span></text:p>
          </table:table-cell>
          <table:table-cell table:style-name="TableCell201">
            <text:p text:style-name="P202"><text:span text:style-name="T203">orange</text:span></text:p>
          </table:table-cell>
        </table:table-row>
        <table:table-row table:style-name="TableRow204">
          <table:table-cell table:style-name="TableCell205">
            <text:p text:style-name="P206"><text:span text:style-name="T207">620–750</text:span></text:p>
          </table:table-cell>
          <table:table-cell table:style-name="TableCell208">
            <text:p text:style-name="P209"><text:span text:style-name="T210">red</text:span></text:p>
          </table:table-cell>
        </table:table-row>
        <table:table-row table:style-name="TableRow211">
          <table:table-cell table:style-name="TableCell212">
            <text:p text:style-name="P213"><text:span text:style-name="T214">&gt;750</text:span></text:p>
          </table:table-cell>
          <table:table-cell table:style-name="TableCell215">
            <text:p text:style-name="P216"><text:span text:style-name="T217">invisible</text:span></text:p>
          </table:table-cell>
        </table:table-row>
      </table:table>
      <text:p text:style-name="P218"/>
      <text:p text:style-name="P219"/>
      <text:p text:style-name="P220"><text:span text:style-name="T221">/****************************</text:span></text:p>
      <text:p text:style-name="P222"><text:span text:style-name="T223">Filename: ColorCalc.c</text:span></text:p>
      <text:p text:style-name="P224"><text:span text:style-name="T225">Name: Blakely North</text:span></text:p>
      <text:p text:style-name="P226"><text:span text:style-name="T227">Date Last Edited:</text:span></text:p>
      <text:p text:style-name="P228"><text:span text:style-name="T229">Brief Description:</text:span></text:p>
      <text:p text:style-name="P230"><text:span text:style-name="T231">gcc -Wall -Wextra -O -ansi -pedantic -o ColorCalc ColorCalc.c</text:span></text:p>
      <text:p text:style-name="P232"><text:span text:style-name="T233">****************************/</text:span></text:p>
      <text:p text:style-name="P234"><text:span text:style-name="T235">/*printf, scanf*/</text:span></text:p>
      <text:p text:style-name="P236"><text:span text:style-name="T237">#include</text:span><text:span text:style-name="T238"><text:s/></text:span><text:span text:style-name="T239">&lt;stdio.h&gt;</text:span></text:p>
      <text:p text:style-name="P240"><text:span text:style-name="T241">/*rand, srand*/</text:span></text:p>
      <text:p text:style-name="P242"><text:span text:style-name="T243">#include</text:span><text:span text:style-name="T244"><text:s/></text:span><text:span text:style-name="T245">&lt;stdlib.h&gt;</text:span></text:p>
      <text:p text:style-name="P246"><text:span text:style-name="T247">/*time*/</text:span></text:p>
      <text:p text:style-name="P248"><text:span text:style-name="T249">#include</text:span><text:span text:style-name="T250"><text:s/></text:span><text:span text:style-name="T251">&lt;time.h&gt;</text:span></text:p>
      <text:p text:style-name="P252"/>
      <text:p text:style-name="P253"><text:span text:style-name="T254">/*</text:span></text:p>
      <text:p text:style-name="P255"><text:span text:style-name="T256">Wave Length (in nm) Color</text:span></text:p>
      <text:p text:style-name="P257"><text:span text:style-name="T258">&lt; 380 invisible</text:span></text:p>
      <text:p text:style-name="P259"><text:span text:style-name="T260">380–450 violet</text:span></text:p>
      <text:p text:style-name="P261"><text:span text:style-name="T262">450–495 blue</text:span></text:p>
      <text:p text:style-name="P263"><text:span text:style-name="T264">495–570 green</text:span></text:p>
      <text:p text:style-name="P265"><text:span text:style-name="T266">570–590 yellow</text:span></text:p>
      <text:p text:style-name="P267"><text:span text:style-name="T268">590–620 orange</text:span></text:p>
      <text:p text:style-name="P269"><text:span text:style-name="T270">620–750 red</text:span></text:p>
      <text:p text:style-name="P271"><text:span text:style-name="T272">&gt;750  invisible</text:span></text:p>
      <text:p text:style-name="P273"><text:span text:style-name="T274">*/</text:span></text:p>
      <text:p text:style-name="P275"/>
      <text:p text:style-name="P276"><text:span text:style-name="T277">int</text:span><text:span text:style-name="T278"><text:s/></text:span><text:span text:style-name="T279">main</text:span><text:span text:style-name="T280">(</text:span><text:span text:style-name="T281">void</text:span><text:span text:style-name="T282">)</text:span></text:p>
      <text:p text:style-name="P283">{</text:p>
      <text:p text:style-name="P284"><text:span text:style-name="T285"><text:s text:c="2"/></text:span><text:span text:style-name="T286">int</text:span><text:span text:style-name="T287"><text:s/>i;</text:span></text:p>
      <text:p text:style-name="P288"><text:span text:style-name="T289"><text:s text:c="2"/></text:span><text:span text:style-name="T290">printf</text:span><text:span text:style-name="T291">(</text:span><text:span text:style-name="T292">"What is the wavelength? "</text:span><text:span text:style-name="T293">);</text:span></text:p>
      <text:p text:style-name="P294"><text:span text:style-name="T295"><text:s text:c="2"/></text:span><text:span text:style-name="T296">scanf</text:span><text:span text:style-name="T297">(</text:span><text:span text:style-name="T298">"%i"</text:span><text:span text:style-name="T299">, i);</text:span></text:p>
      <text:p text:style-name="P300"><text:span text:style-name="T301"><text:s text:c="2"/></text:span><text:span text:style-name="T302">putchar</text:span><text:span text:style-name="T303">(</text:span><text:span text:style-name="T304">'</text:span><text:span text:style-name="T305">\n</text:span><text:span text:style-name="T306">'</text:span><text:span text:style-name="T307">);</text:span></text:p>
      <text:p text:style-name="P308"><text:span text:style-name="T309"><text:s text:c="2"/></text:span><text:span text:style-name="T310">if</text:span><text:span text:style-name="T311">(i &lt;<text:s/></text:span><text:span text:style-name="T312">380</text:span><text:span text:style-name="T313">)</text:span></text:p>
      <text:soft-page-break/>
      <text:p text:style-name="P314"><text:span text:style-name="T315"><text:s text:c="4"/></text:span><text:span text:style-name="T316">printf</text:span><text:span text:style-name="T317">(</text:span><text:span text:style-name="T318">"Invisible"</text:span><text:span text:style-name="T319">);</text:span></text:p>
      <text:p text:style-name="P320"><text:span text:style-name="T321"><text:s text:c="2"/></text:span><text:span text:style-name="T322">else</text:span><text:span text:style-name="T323"><text:s/></text:span><text:span text:style-name="T324">if</text:span><text:span text:style-name="T325">(i &lt;=<text:s/></text:span><text:span text:style-name="T326">450</text:span><text:span text:style-name="T327">)</text:span></text:p>
      <text:p text:style-name="P328"><text:span text:style-name="T329"><text:s text:c="4"/></text:span><text:span text:style-name="T330">printf</text:span><text:span text:style-name="T331">(</text:span><text:span text:style-name="T332">"Violet</text:span><text:span text:style-name="T333">\n</text:span><text:span text:style-name="T334">"</text:span><text:span text:style-name="T335">);</text:span></text:p>
      <text:p text:style-name="P336"><text:span text:style-name="T337"><text:s text:c="2"/></text:span><text:span text:style-name="T338">else</text:span><text:span text:style-name="T339"><text:s/></text:span><text:span text:style-name="T340">if</text:span><text:span text:style-name="T341">(i &lt;=<text:s/></text:span><text:span text:style-name="T342">495</text:span><text:span text:style-name="T343">)</text:span></text:p>
      <text:p text:style-name="P344"><text:span text:style-name="T345"><text:s text:c="4"/></text:span><text:span text:style-name="T346">printf</text:span><text:span text:style-name="T347">(</text:span><text:span text:style-name="T348">"Blue</text:span><text:span text:style-name="T349">\n</text:span><text:span text:style-name="T350">"</text:span><text:span text:style-name="T351">);</text:span></text:p>
      <text:p text:style-name="P352"><text:span text:style-name="T353"><text:s text:c="2"/></text:span><text:span text:style-name="T354">else</text:span><text:span text:style-name="T355"><text:s/></text:span><text:span text:style-name="T356">if</text:span><text:span text:style-name="T357">(i &lt;=<text:s/></text:span><text:span text:style-name="T358">570</text:span><text:span text:style-name="T359">)</text:span></text:p>
      <text:p text:style-name="P360"><text:span text:style-name="T361"><text:s text:c="4"/></text:span><text:span text:style-name="T362">printf</text:span><text:span text:style-name="T363">(</text:span><text:span text:style-name="T364">"Green</text:span><text:span text:style-name="T365">\n</text:span><text:span text:style-name="T366">"</text:span><text:span text:style-name="T367">);</text:span></text:p>
      <text:p text:style-name="P368"><text:span text:style-name="T369"><text:s text:c="2"/></text:span><text:span text:style-name="T370">else</text:span><text:span text:style-name="T371"><text:s/></text:span><text:span text:style-name="T372">if</text:span><text:span text:style-name="T373">(i &lt;=<text:s/></text:span><text:span text:style-name="T374">590</text:span><text:span text:style-name="T375">)</text:span></text:p>
      <text:p text:style-name="P376"><text:span text:style-name="T377"><text:s text:c="4"/></text:span><text:span text:style-name="T378">printf</text:span><text:span text:style-name="T379">(</text:span><text:span text:style-name="T380">"Yellow</text:span><text:span text:style-name="T381">\n</text:span><text:span text:style-name="T382">"</text:span><text:span text:style-name="T383">);</text:span></text:p>
      <text:p text:style-name="P384"><text:span text:style-name="T385"><text:s text:c="2"/></text:span><text:span text:style-name="T386">else</text:span><text:span text:style-name="T387"><text:s/></text:span><text:span text:style-name="T388">if</text:span><text:span text:style-name="T389">(i &lt;=<text:s/></text:span><text:span text:style-name="T390">620</text:span><text:span text:style-name="T391">)</text:span></text:p>
      <text:p text:style-name="P392"><text:span text:style-name="T393"><text:s text:c="4"/></text:span><text:span text:style-name="T394">printf</text:span><text:span text:style-name="T395">(</text:span><text:span text:style-name="T396">"Orange</text:span><text:span text:style-name="T397">\n</text:span><text:span text:style-name="T398">"</text:span><text:span text:style-name="T399">);</text:span></text:p>
      <text:p text:style-name="P400"><text:span text:style-name="T401"><text:s text:c="2"/></text:span><text:span text:style-name="T402">else</text:span><text:span text:style-name="T403"><text:s/></text:span><text:span text:style-name="T404">if</text:span><text:span text:style-name="T405">(i &lt;=<text:s/></text:span><text:span text:style-name="T406">750</text:span><text:span text:style-name="T407">)</text:span></text:p>
      <text:p text:style-name="P408"><text:span text:style-name="T409"><text:s text:c="6"/></text:span><text:span text:style-name="T410">printf</text:span><text:span text:style-name="T411">(</text:span><text:span text:style-name="T412">"Red</text:span><text:span text:style-name="T413">\n</text:span><text:span text:style-name="T414">"</text:span><text:span text:style-name="T415">);</text:span></text:p>
      <text:p text:style-name="P416"><text:span text:style-name="T417"><text:s text:c="2"/></text:span><text:span text:style-name="T418">else</text:span><text:span text:style-name="T419"><text:s/></text:span><text:span text:style-name="T420">if</text:span><text:span text:style-name="T421">(i &gt;<text:s/></text:span><text:span text:style-name="T422">750</text:span><text:span text:style-name="T423">)</text:span></text:p>
      <text:p text:style-name="P424"><text:span text:style-name="T425"><text:s text:c="6"/></text:span><text:span text:style-name="T426">printf</text:span><text:span text:style-name="T427">(</text:span><text:span text:style-name="T428">"Invisible</text:span><text:span text:style-name="T429">\n</text:span><text:span text:style-name="T430">"</text:span><text:span text:style-name="T431">);</text:span></text:p>
      <text:p text:style-name="P432"><text:span text:style-name="T433"><text:s text:c="2"/></text:span><text:span text:style-name="T434">return</text:span><text:span text:style-name="T435"><text:s/></text:span><text:span text:style-name="T436">0</text:span><text:span text:style-name="T437">;</text:span></text:p>
      <text:p text:style-name="P438">}</text:p>
      <text:p text:style-name="P439"/>
      <text:p text:style-name="P440"/>
      <text:p text:style-name="P441"/>
      <text:p text:style-name="Standard">8. (8 pts.) <text:s/>What does the following code print out? <text:s/>Use the operator<text:s/>precedence chart to help you. <text:s/>The outcome of the code here is cumulative and executed in the order shown.</text:p>
      <text:p text:style-name="P442"/>
      <text:p text:style-name="Standard"><text:span text:style-name="T443"><text:s text:c="4"/>int a, b, c;</text:span></text:p>
      <text:p text:style-name="Standard"><text:span text:style-name="T444"><text:s text:c="4"/>a = -1;</text:span></text:p>
      <text:p text:style-name="Standard"><text:span text:style-name="T445"><text:s text:c="4"/>b = 0;</text:span></text:p>
      <text:p text:style-name="Standard"><text:span text:style-name="T446"><text:s text:c="4"/>c = 2;</text:span></text:p>
      <text:p text:style-name="Standard"><text:span text:style-name="T447">(a) printf(“%d\n”, ++a || b++ &amp;&amp; ++c); <text:s text:c="3"/>_____</text:span><text:span text:style-name="T448">0</text:span><text:span text:style-name="T449">______</text:span></text:p>
      <text:p text:style-name="P450"/>
      <text:p text:style-name="Standard"><text:span text:style-name="T451">(b) printf(“%d, %d, %d\n”, a,b,c); <text:s text:c="7"/></text:span><text:span text:style-name="T452">____</text:span><text:span text:style-name="T453">0</text:span><text:span text:style-name="T454">_</text:span><text:span text:style-name="T455">1</text:span><text:span text:style-name="T456">_</text:span><text:span text:style-name="T457">2</text:span><text:span text:style-name="T458">____</text:span></text:p>
      <text:p text:style-name="P459"/>
      <text:p text:style-name="Standard"><text:span text:style-name="T460">a = 0; b = 0; c = 3;</text:span></text:p>
      <text:p text:style-name="P461"/>
      <text:p text:style-name="Standard"><text:span text:style-name="T462">(c) printf(“%d\n”, a++ &amp;&amp; ++b || --c); <text:s text:c="3"/>_______</text:span><text:span text:style-name="T463">1</text:span><text:span text:style-name="T464">____</text:span></text:p>
      <text:p text:style-name="P465"/>
      <text:p text:style-name="Standard"><text:span text:style-name="T466">(d) printf(“%d, %d, %d\n”, a,b,c); <text:s text:c="7"/>___</text:span><text:span text:style-name="T467">1</text:span><text:span text:style-name="T468">_</text:span><text:span text:style-name="T469">0_2</text:span><text:span text:style-name="T470">______</text:span></text:p>
      <text:p text:style-name="P471"/>
      <text:p text:style-name="Standard">9. (6pts) <text:s/>What is the type of each constant below?</text:p>
      <text:p text:style-name="P472"/>
      <text:p text:style-name="Standard"><text:span text:style-name="T473">(a) 10.0 <text:s text:c="3"/>_____</text:span><text:span text:style-name="T474">double</text:span><text:span text:style-name="T475">_________ <text:s text:c="2"/>(d) 10L <text:s text:c="4"/>___long_</text:span><text:span text:style-name="T476">int</text:span><text:span text:style-name="T477">____</text:span><text:span text:style-name="T478">______</text:span></text:p>
      <text:p text:style-name="P479"/>
      <text:p text:style-name="Standard"><text:span text:style-name="T480">(b) 10.0F <text:s text:c="2"/>________float______ <text:s text:c="2"/>(e) 10LU <text:s text:c="3"/>_____long unsigned_________</text:span></text:p>
      <text:p text:style-name="P481"/>
      <text:p text:style-name="Standard"><text:span text:style-name="T482">(c) 10U <text:s text:c="4"/>____________unsigned int__ <text:s text:c="2"/>(f) 10 <text:s text:c="5"/>______int________</text:span></text:p>
      <text:p text:style-name="P483"/>
      <text:p text:style-name="Standard">10. (6pts) Make a function prototype of a function named foo that takes three parameters of types<text:s/>int, double, and char in that order and returns an int.</text:p>
      <text:p text:style-name="P484"/>
      <text:p text:style-name="P485"/>
      <text:p text:style-name="P486"/>
      <text:p text:style-name="P487"/>
      <text:p text:style-name="P488"/>
      <text:p text:style-name="P489"/>
      <text:p text:style-name="Standard">11. (3 pts) <text:s/>What is the function below determining? <text:s/>What would a more fitting name be than foo?</text:p>
      <text:p text:style-name="P490"/>
      <text:p text:style-name="Standard"><text:span text:style-name="T491">int foo(int i)</text:span></text:p>
      <text:p text:style-name="Standard"><text:span text:style-name="T492">{</text:span></text:p>
      <text:p text:style-name="Standard"><text:span text:style-name="T493"><text:s/>return i % 2;</text:span></text:p>
      <text:p text:style-name="Standard"><text:span text:style-name="T494">}</text:span></text:p>
      <text:p text:style-name="P495"/>
      <text:p text:style-name="P496">Modulo</text:p>
      <text:p text:style-name="Standard">12. (6pts) Write a function that take a base and a height<text:s/>of a triangle (both doubles) and returns the area of the triangle (½ base times height) (also a double).</text:p>
      <text:p text:style-name="P497"/>
      <text:p text:style-name="P498"/>
      <text:p text:style-name="P499"/>
      <text:p text:style-name="P500"/>
      <text:p text:style-name="Standard"/>
      <text:p text:style-name="Standard">13. (3pts) <text:s/>What does the following code print out?</text:p>
      <text:p text:style-name="Standard"><text:span text:style-name="T501">int foo(int a)</text:span></text:p>
      <text:p text:style-name="Standard"><text:span text:style-name="T502">{</text:span></text:p>
      <text:p text:style-name="Standard"><text:span text:style-name="T503"><text:s text:c="3"/>int i = 8;</text:span></text:p>
      <text:p text:style-name="Standard"><text:span text:style-name="T504"><text:s text:c="3"/>a += i;</text:span></text:p>
      <text:p text:style-name="Standard"><text:span text:style-name="T505"><text:s text:c="3"/>return a;</text:span></text:p>
      <text:p text:style-name="Standard"><text:span text:style-name="T506">}</text:span><text:span text:style-name="T507"><text:line-break/></text:span><text:span text:style-name="T508">int main(void)</text:span></text:p>
      <text:p text:style-name="Standard"><text:span text:style-name="T509">{</text:span></text:p>
      <text:p text:style-name="Standard"><text:span text:style-name="T510"><text:s text:c="3"/>int i = 7;</text:span></text:p>
      <text:p text:style-name="Standard"><text:span text:style-name="T511"><text:s text:c="3"/>int</text:span><text:span text:style-name="T512"><text:s/>j = foo(i);</text:span></text:p>
      <text:p text:style-name="Standard"><text:span text:style-name="T513"><text:s text:c="3"/>printf(“%i, %i”, i, j); <text:s text:c="10"/>____________</text:span><text:span text:style-name="T514">7</text:span><text:span text:style-name="T515">_</text:span><text:span text:style-name="T516">15</text:span><text:span text:style-name="T517">_____________</text:span></text:p>
      <text:p text:style-name="Standard"><text:span text:style-name="T518"><text:s text:c="3"/>return 0;</text:span></text:p>
      <text:p text:style-name="P519">}</text:p>
      <text:p text:style-name="Standard"/>
      <text:p text:style-name="Standard">14. (3pts) <text:s/>What does the following code print out?</text:p>
      <text:p text:style-name="Standard"><text:span text:style-name="T520">void fnA(void);</text:span></text:p>
      <text:p text:style-name="Standard"><text:span text:style-name="T521">void fnB(void);</text:span></text:p>
      <text:p text:style-name="Standard"><text:span text:style-name="T522">void fnC(void);</text:span></text:p>
      <text:p text:style-name="Standard"><text:span text:style-name="T523">void fnD(void);</text:span></text:p>
      <text:p text:style-name="Standard"><text:span text:style-name="T524">void fnA(void)</text:span></text:p>
      <text:p text:style-name="Standard"><text:span text:style-name="T525">{</text:span></text:p>
      <text:p text:style-name="Standard"><text:span text:style-name="T526"><text:s text:c="3"/>int i;</text:span></text:p>
      <text:p text:style-name="Standard"><text:span text:style-name="T527"><text:s text:c="3"/>printf(“I ”);</text:span></text:p>
      <text:p text:style-name="Standard"><text:span text:style-name="T528"><text:s text:c="3"/></text:span><text:span text:style-name="T529">for(i = 0; i &lt; 3; ++i)</text:span></text:p>
      <text:p text:style-name="Standard"><text:span text:style-name="T530"><text:s text:c="3"/>{</text:span></text:p>
      <text:p text:style-name="Standard"><text:span text:style-name="T531"><text:s text:c="6"/>fnB();</text:span></text:p>
      <text:p text:style-name="Standard"><text:span text:style-name="T532"><text:s text:c="3"/>}</text:span></text:p>
      <text:p text:style-name="Standard"><text:span text:style-name="T533"><text:s text:c="3"/>if(i == 3)</text:span></text:p>
      <text:p text:style-name="Standard"><text:span text:style-name="T534"><text:s text:c="6"/>fnC();</text:span></text:p>
      <text:p text:style-name="Standard"><text:span text:style-name="T535"><text:s text:c="3"/>else</text:span></text:p>
      <text:p text:style-name="Standard"><text:span text:style-name="T536"><text:s text:c="6"/>fnD();</text:span></text:p>
      <text:p text:style-name="Standard"><text:span text:style-name="T537">}</text:span></text:p>
      <text:p text:style-name="Standard"><text:span text:style-name="T538">void fnB(void)</text:span></text:p>
      <text:p text:style-name="Standard"><text:span text:style-name="T539">{</text:span></text:p>
      <text:p text:style-name="Standard"><text:span text:style-name="T540"><text:s text:c="3"/>printf(“really ”); <text:s text:c="2"/>_________</text:span><text:s/><text:span text:style-name="T541">I really really really like<text:s/></text:span><text:span text:style-name="T542">p</text:span><text:span text:style-name="T543">rogramming.</text:span><text:span text:style-name="T544">___</text:span><text:span text:style-name="T545">_____</text:span></text:p>
      <text:p text:style-name="Standard"><text:span text:style-name="T546">}</text:span></text:p>
      <text:p text:style-name="Standard"><text:span text:style-name="T547">void fnC(void)</text:span></text:p>
      <text:p text:style-name="Standard"><text:span text:style-name="T548">{</text:span></text:p>
      <text:p text:style-name="Standard"><text:span text:style-name="T549"><text:s text:c="3"/>printf(“like ”);</text:span></text:p>
      <text:p text:style-name="Standard"><text:span text:style-name="T550">}</text:span></text:p>
      <text:p text:style-name="Standard"><text:span text:style-name="T551">void fnD(void)</text:span></text:p>
      <text:p text:style-name="Standard"><text:span text:style-name="T552">{</text:span></text:p>
      <text:p text:style-name="Standard"><text:span text:style-name="T553"><text:s text:c="3"/>printf(“enjoy</text:span><text:span text:style-name="T554"><text:s/>”);</text:span></text:p>
      <text:p text:style-name="Standard"><text:span text:style-name="T555">}</text:span></text:p>
      <text:p text:style-name="Standard"><text:span text:style-name="T556">int main(void)</text:span></text:p>
      <text:p text:style-name="Standard"><text:span text:style-name="T557">{</text:span></text:p>
      <text:p text:style-name="Standard"><text:span text:style-name="T558"><text:s text:c="3"/>fnA();</text:span></text:p>
      <text:p text:style-name="Standard"><text:span text:style-name="T559"><text:s text:c="3"/>printf(“programming.”); <text:s/></text:span></text:p>
      <text:p text:style-name="Standard"><text:span text:style-name="T560"><text:s text:c="3"/>return 0; <text:s text:c="16"/></text:span></text:p>
      <text:p text:style-name="P561">}</text:p>
      <text:p text:style-name="P562"/>
      <text:p text:style-name="Standard"/>
      <text:p text:style-name="Standard">15. (6pts) <text:s/>Which of the following array declarations compile? <text:s/>OK if it works, X if it will not work.</text:p>
      <text:p text:style-name="P563"/>
      <text:p text:style-name="P564"/>
      <text:p text:style-name="Standard"><text:span text:style-name="T565">(a) int array0[]; <text:s text:c="3"/>__</text:span><text:span text:style-name="T566">X</text:span><text:span text:style-name="T567">_____ <text:s/>(d) int array3[3] ={1,2,3</text:span><text:span text:style-name="T568">,4}; _______</text:span><text:span text:style-name="T569">X</text:span></text:p>
      <text:p text:style-name="P570"/>
      <text:p text:style-name="Standard"><text:span text:style-name="T571">(b) int array1[3]; <text:s text:c="2"/>___</text:span><text:span text:style-name="T572">OK</text:span><text:span text:style-name="T573">____ <text:s/>(e) int array4[] ={1,2,3,4}; <text:s/>_______</text:span></text:p>
      <text:p text:style-name="P574"/>
      <text:p text:style-name="Standard"><text:span text:style-name="T575">(c) int array2={4,2};____</text:span><text:span text:style-name="T576">OK</text:span><text:span text:style-name="T577">___ <text:s/>(f) int array5[5]={1,2,3,4,5};_______</text:span></text:p>
      <text:p text:style-name="P578"/>
      <text:p text:style-name="Standard">16. (4pts) Below is an array declaration. Write some code to fill the array with the numbers 1 through 5<text:s/>using a loop.</text:p>
      <text:p text:style-name="Standard"><text:span text:style-name="T579">int main()</text:span></text:p>
      <text:p text:style-name="Standard"><text:span text:style-name="T580">{</text:span></text:p>
      <text:p text:style-name="Standard"><text:span text:style-name="T581"><text:s text:c="3"/>int arrayA[5], i;</text:span></text:p>
      <text:p text:style-name="P582"/>
      <text:p text:style-name="P583">for(i = 0; i &lt;5; i++)</text:p>
      <text:p text:style-name="P584">{</text:p>
      <text:p text:style-name="P585"><text:tab/>A[i] = i;</text:p>
      <text:p text:style-name="P586">}</text:p>
      <text:p text:style-name="P587">return 0;</text:p>
      <text:p text:style-name="P588">}</text:p>
      <text:p text:style-name="P589"/>
      <text:p text:style-name="Standard">16. (4pts) <text:s/>Is there an error in the following code? If so what is wrong? <text:s/>If not what does the following code print out?</text:p>
      <text:p text:style-name="P590"/>
      <text:p text:style-name="Standard"><text:span text:style-name="T591">int main(void)</text:span></text:p>
      <text:p text:style-name="Standard"><text:span text:style-name="T592">{</text:span></text:p>
      <text:p text:style-name="Standard"><text:span text:style-name="T593"><text:s text:c="3"/>char array0[]</text:span><text:span text:style-name="T594"><text:s/>= {'4', 'C', 't', 'S', '6','1','B', '2','X','0'};</text:span></text:p>
      <text:p text:style-name="Standard"><text:span text:style-name="T595"><text:s text:c="3"/>int i;</text:span></text:p>
      <text:p text:style-name="Standard"><text:span text:style-name="T596"><text:s text:c="3"/>for(i = 0; i &lt; 10; i++)</text:span></text:p>
      <text:p text:style-name="Standard"><text:span text:style-name="T597"><text:s text:c="3"/>{</text:span></text:p>
      <text:p text:style-name="Standard"><text:span text:style-name="T598"><text:s text:c="5"/>if(i% 2)</text:span></text:p>
      <text:p text:style-name="Standard"><text:span text:style-name="T599"><text:s text:c="5"/>{</text:span></text:p>
      <text:p text:style-name="Standard"><text:span text:style-name="T600"><text:s text:c="8"/>printf("%c", array0[i]);</text:span></text:p>
      <text:p text:style-name="Standard"><text:span text:style-name="T601"><text:s text:c="5"/>}</text:span></text:p>
      <text:p text:style-name="Standard"><text:span text:style-name="T602"><text:s text:c="3"/>}</text:span></text:p>
      <text:p text:style-name="Standard"><text:span text:style-name="T603"><text:s text:c="3"/>return 0;</text:span></text:p>
      <text:p text:style-name="Standard"><text:span text:style-name="T604">}</text:span></text:p>
      <text:p text:style-name="P605"/>
      <text:p text:style-name="P606"/>
      <text:p text:style-name="Standard"><text:span text:style-name="T607">______________________________________________________________</text:span></text:p>
      <text:p text:style-name="Standard"/>
      <text:p text:style-name="Standard">18. (6pts) <text:s/>What<text:s/>does the following code print out?</text:p>
      <text:p text:style-name="Standard"><text:span text:style-name="T608">void foo(int a[], int i, int mx)</text:span></text:p>
      <text:p text:style-name="Standard"><text:span text:style-name="T609">{</text:span></text:p>
      <text:p text:style-name="Standard"><text:span text:style-name="T610"><text:s text:c="3"/>i++;</text:span></text:p>
      <text:p text:style-name="Standard"><text:span text:style-name="T611"><text:s text:c="3"/>if(i &gt;= mx)</text:span></text:p>
      <text:p text:style-name="Standard"><text:span text:style-name="T612"><text:s text:c="3"/>{</text:span></text:p>
      <text:soft-page-break/>
      <text:p text:style-name="Standard"><text:span text:style-name="T613"><text:s text:c="6"/>return;</text:span></text:p>
      <text:p text:style-name="Standard"><text:span text:style-name="T614"><text:s text:c="3"/>}</text:span></text:p>
      <text:p text:style-name="Standard"><text:span text:style-name="T615"><text:s text:c="3"/>a[i] = i;</text:span></text:p>
      <text:p text:style-name="Standard"><text:span text:style-name="T616"><text:s text:c="3"/>foo(a, i, mx);</text:span></text:p>
      <text:p text:style-name="Standard"><text:span text:style-name="T617"><text:s text:c="3"/></text:span></text:p>
      <text:p text:style-name="Standard"><text:span text:style-name="T618">}</text:span></text:p>
      <text:p text:style-name="Standard"><text:span text:style-name="T619">int main(void)</text:span></text:p>
      <text:p text:style-name="Standard"><text:span text:style-name="T620">{</text:span></text:p>
      <text:p text:style-name="Standard"><text:span text:style-name="T621"><text:s text:c="3"/>int i = 0;</text:span></text:p>
      <text:p text:style-name="Standard"><text:span text:style-name="T622"><text:s text:c="3"/>int array0[] = {0,0,0,0,0};</text:span></text:p>
      <text:p text:style-name="Standard"><text:span text:style-name="T623"><text:s text:c="3"/></text:span></text:p>
      <text:p text:style-name="Standard"><text:span text:style-name="T624"><text:s text:c="3"/>foo(array0, i, 5);</text:span></text:p>
      <text:p text:style-name="P625"/>
      <text:p text:style-name="Standard"><text:span text:style-name="T626"><text:s text:c="3"/>for(i =<text:s/></text:span><text:span text:style-name="T627">0; i &lt; 5; ++i)</text:span></text:p>
      <text:p text:style-name="Standard"><text:span text:style-name="T628"><text:s text:c="3"/>{</text:span></text:p>
      <text:p text:style-name="Standard"><text:span text:style-name="T629"><text:s text:c="6"/>printf("%i", array0[i]); <text:s text:c="5"/>________________</text:span><text:span text:style-name="T630">01234</text:span><text:span text:style-name="T631">________________</text:span></text:p>
      <text:p text:style-name="Standard"><text:span text:style-name="T632"><text:s text:c="3"/>}</text:span><text:span text:style-name="T633">01234</text:span></text:p>
      <text:p text:style-name="Standard"><text:span text:style-name="T634"><text:s text:c="3"/>return 0;</text:span></text:p>
      <text:p text:style-name="Standard"><text:span text:style-name="T635">}</text:span></text:p>
      <text:p text:style-name="Standard">19. (6pts) <text:s/>What does the following code print?</text:p>
      <text:p text:style-name="Standard"><text:span text:style-name="T636">int foo(int i)</text:span></text:p>
      <text:p text:style-name="Standard"><text:span text:style-name="T637">{</text:span></text:p>
      <text:p text:style-name="Standard"><text:span text:style-name="T638"><text:s text:c="3"/>switch(i)</text:span></text:p>
      <text:p text:style-name="Standard"><text:span text:style-name="T639"><text:s text:c="3"/>{</text:span></text:p>
      <text:p text:style-name="Standard"><text:span text:style-name="T640"><text:s text:c="6"/>case 1: i += 2;</text:span></text:p>
      <text:p text:style-name="Standard"><text:span text:style-name="T641"><text:s text:c="6"/>case 2: i += 4;</text:span></text:p>
      <text:p text:style-name="Standard"><text:span text:style-name="T642"><text:s text:c="6"/>case 3: i += 6</text:span><text:span text:style-name="T643">;</text:span></text:p>
      <text:p text:style-name="Standard"><text:span text:style-name="T644"><text:s text:c="6"/>case 4: i += 8;</text:span></text:p>
      <text:p text:style-name="Standard"><text:span text:style-name="T645"><text:s text:c="6"/>case 5: i += 10;</text:span></text:p>
      <text:p text:style-name="Standard"><text:span text:style-name="T646"><text:tab/></text:span><text:span text:style-name="T647"><text:tab/><text:s text:c="4"/>break;</text:span></text:p>
      <text:p text:style-name="Standard"><text:span text:style-name="T648"><text:s text:c="3"/>}</text:span></text:p>
      <text:p text:style-name="Standard"><text:span text:style-name="T649"><text:s text:c="3"/>return i;</text:span></text:p>
      <text:p text:style-name="Standard"><text:span text:style-name="T650">}</text:span></text:p>
      <text:p text:style-name="Standard"><text:span text:style-name="T651">int main(void)</text:span></text:p>
      <text:p text:style-name="Standard"><text:span text:style-name="T652">{</text:span></text:p>
      <text:p text:style-name="Standard"><text:span text:style-name="T653"><text:s text:c="3"/>int a = 5;</text:span></text:p>
      <text:p text:style-name="Standard"><text:span text:style-name="T654"><text:s text:c="3"/>int b = 3;</text:span></text:p>
      <text:p text:style-name="Standard"><text:span text:style-name="T655"><text:s text:c="3"/>int c = 1;</text:span></text:p>
      <text:p text:style-name="Standard"><text:span text:style-name="T656"><text:s text:c="3"/>a = foo(a);</text:span></text:p>
      <text:p text:style-name="Standard"><text:span text:style-name="T657"><text:s text:c="3"/>b = foo(b);</text:span></text:p>
      <text:p text:style-name="Standard"><text:span text:style-name="T658"><text:s text:c="3"/>c = foo(c); <text:s text:c="15"/>_____________</text:span><text:span text:style-name="T659">15</text:span><text:span text:style-name="T660">____________</text:span><text:span text:style-name="T661">27</text:span><text:span text:style-name="T662">___</text:span><text:span text:style-name="T663">31</text:span><text:span text:style-name="T664">_________</text:span></text:p>
      <text:p text:style-name="Standard"><text:span text:style-name="T665"><text:s text:c="3"/>printf(“%i, %i,<text:s/></text:span><text:span text:style-name="T666">%i”, a, b, c);</text:span></text:p>
      <text:p text:style-name="Standard"><text:span text:style-name="T667"><text:s text:c="3"/>return 0;</text:span></text:p>
      <text:p text:style-name="Standard"><text:span text:style-name="T668">}</text:span></text:p>
      <text:p text:style-name="Standard"/>
      <text:p text:style-name="Standard"/>
      <text:p text:style-name="Standard">20. (7pts) Write a function that finds and returns the factorial of a number. <text:s/>For instance “four factorial” (often written as 4! in mathematics) is 1 * 2 * 3 * 4. <text:s/>Assume the number n is positive and non-0.</text:p>
      <text:p text:style-name="P669"/>
      <text:p text:style-name="Standard">The function prototype is: <text:s/><text:span text:style-name="T670">int factorial(int n);</text:span></text:p>
      <text:p text:style-name="P671"/>
      <text:soft-page-break/>
      <text:p text:style-name="Standard">21. (7 points)(1/2 point each blank)(1 point extra credit possible)</text:p>
      <text:p text:style-name="Standard">Given the declarations below, give the precise type and the value of the expression. <text:s/>Assume the address of<text:s/>array<text:s/><text:span text:style-name="T672">a</text:span><text:s/>starts at memory address<text:s/><text:span text:style-name="T673">100</text:span>. <text:s/>Assume that pointer<text:s/><text:span text:style-name="T674">p</text:span><text:s/>is at memory address<text:s/><text:span text:style-name="T675">200</text:span>.</text:p>
      <text:p text:style-name="Standard"/>
      <text:p text:style-name="Standard"><text:span text:style-name="T676">int a[10] = {0,2,4,6,8,10,12,14,16};</text:span></text:p>
      <text:p text:style-name="P677"/>
      <text:p text:style-name="Standard"><text:span text:style-name="T678">int *p = a + 4;</text:span></text:p>
      <text:p text:style-name="P679"/>
      <table:table table:style-name="Table680">
        <table:table-columns>
          <table:table-column table:style-name="TableColumn681"/>
          <table:table-column table:style-name="TableColumn682"/>
          <table:table-column table:style-name="TableColumn683"/>
          <table:table-column table:style-name="TableColumn684"/>
        </table:table-columns>
        <table:table-row table:style-name="TableRow685">
          <table:table-cell table:style-name="TableCell686">
            <text:p text:style-name="P687"/>
          </table:table-cell>
          <table:table-cell table:style-name="TableCell688">
            <text:p text:style-name="P689"><text:span text:style-name="T690">Expression</text:span></text:p>
          </table:table-cell>
          <table:table-cell table:style-name="TableCell691">
            <text:p text:style-name="P692"><text:span text:style-name="T693">Type</text:span></text:p>
          </table:table-cell>
          <table:table-cell table:style-name="TableCell694">
            <text:p text:style-name="P695"><text:span text:style-name="T696">Value</text:span></text:p>
          </table:table-cell>
        </table:table-row>
        <table:table-row table:style-name="TableRow697">
          <table:table-cell table:style-name="TableCell698">
            <text:p text:style-name="P699"><text:span text:style-name="T700">a)</text:span></text:p>
          </table:table-cell>
          <table:table-cell table:style-name="TableCell701">
            <text:p text:style-name="P702"><text:span text:style-name="T703">p</text:span></text:p>
          </table:table-cell>
          <table:table-cell table:style-name="TableCell704">
            <text:p text:style-name="P705">Int*</text:p>
          </table:table-cell>
          <table:table-cell table:style-name="TableCell706">
            <text:p text:style-name="P707">116</text:p>
          </table:table-cell>
        </table:table-row>
        <table:table-row table:style-name="TableRow708">
          <table:table-cell table:style-name="TableCell709">
            <text:p text:style-name="P710"><text:span text:style-name="T711">b)</text:span></text:p>
          </table:table-cell>
          <table:table-cell table:style-name="TableCell712">
            <text:p text:style-name="P713"><text:span text:style-name="T714">&amp;*p</text:span></text:p>
          </table:table-cell>
          <table:table-cell table:style-name="TableCell715">
            <text:p text:style-name="P716">Int*</text:p>
          </table:table-cell>
          <table:table-cell table:style-name="TableCell717">
            <text:p text:style-name="P718">116</text:p>
          </table:table-cell>
        </table:table-row>
        <table:table-row table:style-name="TableRow719">
          <table:table-cell table:style-name="TableCell720">
            <text:p text:style-name="P721"><text:span text:style-name="T722">c)</text:span></text:p>
          </table:table-cell>
          <table:table-cell table:style-name="TableCell723">
            <text:p text:style-name="P724"><text:span text:style-name="T725">&amp;p</text:span></text:p>
          </table:table-cell>
          <table:table-cell table:style-name="TableCell726">
            <text:p text:style-name="P727">Int**</text:p>
          </table:table-cell>
          <table:table-cell table:style-name="TableCell728">
            <text:p text:style-name="P729">200</text:p>
          </table:table-cell>
        </table:table-row>
        <table:table-row table:style-name="TableRow730">
          <table:table-cell table:style-name="TableCell731">
            <text:p text:style-name="P732"><text:span text:style-name="T733">d)</text:span></text:p>
          </table:table-cell>
          <table:table-cell table:style-name="TableCell734">
            <text:p text:style-name="P735"><text:span text:style-name="T736">*p</text:span></text:p>
          </table:table-cell>
          <table:table-cell table:style-name="TableCell737">
            <text:p text:style-name="P738">Int</text:p>
          </table:table-cell>
          <table:table-cell table:style-name="TableCell739">
            <text:p text:style-name="P740">8</text:p>
          </table:table-cell>
        </table:table-row>
        <table:table-row table:style-name="TableRow741">
          <table:table-cell table:style-name="TableCell742">
            <text:p text:style-name="P743"><text:span text:style-name="T744">e)</text:span></text:p>
          </table:table-cell>
          <table:table-cell table:style-name="TableCell745">
            <text:p text:style-name="P746"><text:span text:style-name="T747">p[2]</text:span></text:p>
          </table:table-cell>
          <table:table-cell table:style-name="TableCell748">
            <text:p text:style-name="P749">Int</text:p>
          </table:table-cell>
          <table:table-cell table:style-name="TableCell750">
            <text:p text:style-name="P751">12</text:p>
          </table:table-cell>
        </table:table-row>
        <table:table-row table:style-name="TableRow752">
          <table:table-cell table:style-name="TableCell753">
            <text:p text:style-name="P754"><text:span text:style-name="T755">f)</text:span></text:p>
          </table:table-cell>
          <table:table-cell table:style-name="TableCell756">
            <text:p text:style-name="P757"><text:span text:style-name="T758">*(p +2)</text:span></text:p>
          </table:table-cell>
          <table:table-cell table:style-name="TableCell759">
            <text:p text:style-name="P760">Int</text:p>
          </table:table-cell>
          <table:table-cell table:style-name="TableCell761">
            <text:p text:style-name="P762">12</text:p>
          </table:table-cell>
        </table:table-row>
        <table:table-row table:style-name="TableRow763">
          <table:table-cell table:style-name="TableCell764">
            <text:p text:style-name="P765"><text:span text:style-name="T766">g)</text:span></text:p>
          </table:table-cell>
          <table:table-cell table:style-name="TableCell767">
            <text:p text:style-name="P768"><text:span text:style-name="T769">p+4</text:span></text:p>
          </table:table-cell>
          <table:table-cell table:style-name="TableCell770">
            <text:p text:style-name="P771">Int*</text:p>
          </table:table-cell>
          <table:table-cell table:style-name="TableCell772">
            <text:p text:style-name="P773">132</text:p>
          </table:table-cell>
        </table:table-row>
        <table:table-row table:style-name="TableRow774">
          <table:table-cell table:style-name="TableCell775">
            <text:p text:style-name="P776"><text:span text:style-name="T777">h)</text:span></text:p>
          </table:table-cell>
          <table:table-cell table:style-name="TableCell778">
            <text:p text:style-name="P779"><text:span text:style-name="T780">*p + 3</text:span></text:p>
          </table:table-cell>
          <table:table-cell table:style-name="TableCell781">
            <text:p text:style-name="P782">int</text:p>
          </table:table-cell>
          <table:table-cell table:style-name="TableCell783">
            <text:p text:style-name="P784">11</text:p>
          </table:table-cell>
        </table:table-row>
      </table:table>
      <text:p text:style-name="P785"/>
      <text:p text:style-name="Standard">22.(4 points) <text:s/>Given the declarations below what is printed for each expression? <text:s/>Note: The actual memory address is not needed anywhere, only the amount between.</text:p>
      <text:p text:style-name="P786"/>
      <text:p text:style-name="Standard"><text:span text:style-name="T787">int a[] = {1,3,9,27,81,243,729};</text:span></text:p>
      <text:p text:style-name="Standard"><text:span text:style-name="T788">int *p1 = &amp;a[1];</text:span></text:p>
      <text:p text:style-name="Standard"><text:span text:style-name="T789">int *p2 = &amp;a[3];</text:span></text:p>
      <text:p text:style-name="P790"/>
      <text:p text:style-name="Standard"><text:span text:style-name="T791">a) printf("%i\n", *p2 -<text:s/></text:span><text:span text:style-name="T792">*p1); <text:s text:c="13"/></text:span><text:span text:style-name="T793">_____________</text:span><text:span text:style-name="T794">24</text:span><text:span text:style-name="T795">____________</text:span></text:p>
      <text:p text:style-name="P796"/>
      <text:p text:style-name="Standard"><text:span text:style-name="T797">b) printf("%i\n", p2 – p1); <text:s text:c="15"/>___________</text:span><text:span text:style-name="T798">_</text:span><text:span text:style-name="T799">_</text:span><text:span text:style-name="T800">2</text:span><text:span text:style-name="T801">____________</text:span></text:p>
      <text:p text:style-name="P802"/>
      <text:p text:style-name="Standard"><text:span text:style-name="T803">c) printf("%i\n", a[3] - *p1); <text:s text:c="12"/>___________</text:span><text:span text:style-name="T804">__</text:span><text:span text:style-name="T805">__</text:span><text:span text:style-name="T806">24</text:span><text:span text:style-name="T807">__________</text:span></text:p>
      <text:p text:style-name="P808"/>
      <text:p text:style-name="Standard"><text:span text:style-name="T809">d) printf("%i\n", *(p2 + *p1)); <text:s text:c="11"/>___________</text:span><text:span text:style-name="T810">___</text:span><text:span text:style-name="T811">_</text:span><text:span text:style-name="T812">729</text:span><text:span text:style-name="T813">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Droid Sans Mono" svg:font-family="Droid Sans Mono" style:font-family-generic="system" style:font-pitch="variable"/>
    <style:font-face style:name="Adobe Fangsong Std R" svg:font-family="Adobe Fangsong Std R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lakely North</meta:initial-creator>
    <dc:creator>Blakely North</dc:creator>
    <meta:creation-date>2018-12-13T01:50:00Z</meta:creation-date>
    <dc:date>2018-12-14T01:57:00Z</dc:date>
    <meta:template xlink:href="Normal" xlink:type="simple"/>
    <meta:editing-cycles>7</meta:editing-cycles>
    <meta:editing-duration>PT9060S</meta:editing-duration>
    <meta:document-statistic meta:page-count="9" meta:paragraph-count="18" meta:word-count="1369" meta:character-count="9157" meta:row-count="65" meta:non-whitespace-character-count="7806"/>
  </office:meta>
</office:document-meta>
</file>